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2pt" fo:language="en" fo:country="US" fo:font-style="normal" officeooo:rsid="029a856f" officeooo:paragraph-rsid="029a856f" style:font-size-asian="12pt" style:font-style-asian="normal" style:font-size-complex="12pt" style:font-style-complex="normal"/>
    </style:style>
    <style:style style:name="P2" style:family="paragraph" style:parent-style-name="Text_20_body">
      <style:text-properties style:font-name="Liberation Serif" fo:font-size="12pt" fo:language="en" fo:country="US" fo:font-style="normal" officeooo:rsid="029bd056" officeooo:paragraph-rsid="029c4438" style:font-size-asian="12pt" style:font-style-asian="normal" style:font-size-complex="12pt" style:font-style-complex="normal"/>
    </style:style>
    <style:style style:name="P3" style:family="paragraph" style:parent-style-name="Text_20_body">
      <style:text-properties style:font-name="Liberation Serif" fo:font-size="12pt" fo:language="en" fo:country="US" fo:font-style="normal" officeooo:rsid="029bd056" officeooo:paragraph-rsid="02a14f03" style:font-size-asian="12pt" style:font-style-asian="normal" style:font-size-complex="12pt" style:font-style-complex="normal"/>
    </style:style>
    <style:style style:name="P4" style:family="paragraph" style:parent-style-name="Text_20_body">
      <style:text-properties style:font-name="Liberation Serif" fo:font-size="12pt" fo:language="en" fo:country="US" fo:font-style="normal" officeooo:rsid="029bd056" officeooo:paragraph-rsid="02a70b5b" style:font-size-asian="12pt" style:font-style-asian="normal" style:font-size-complex="12pt" style:font-style-complex="normal"/>
    </style:style>
    <style:style style:name="P5" style:family="paragraph" style:parent-style-name="Text_20_body">
      <style:text-properties style:font-name="Liberation Serif" fo:font-size="12pt" fo:language="en" fo:country="US" fo:font-style="normal" officeooo:rsid="02a7fd7b" officeooo:paragraph-rsid="02a945ea" style:font-size-asian="12pt" style:font-style-asian="normal" style:font-size-complex="12pt" style:font-style-complex="normal"/>
    </style:style>
    <style:style style:name="P6" style:family="paragraph" style:parent-style-name="Text_20_body">
      <style:text-properties style:font-name="Liberation Serif" fo:font-size="12pt" fo:language="en" fo:country="US" fo:font-style="normal" officeooo:rsid="02ac942a" officeooo:paragraph-rsid="02ac942a" style:font-size-asian="12pt" style:font-style-asian="normal" style:font-size-complex="12pt" style:font-style-complex="normal"/>
    </style:style>
    <style:style style:name="P7" style:family="paragraph" style:parent-style-name="Text_20_body">
      <style:text-properties style:font-name="Liberation Serif" fo:font-size="12pt" fo:language="en" fo:country="US" fo:font-style="normal" officeooo:rsid="02ae900d" officeooo:paragraph-rsid="02ae900d" style:font-size-asian="12pt" style:font-style-asian="normal" style:font-size-complex="12pt" style:font-style-complex="normal"/>
    </style:style>
    <style:style style:name="P8" style:family="paragraph" style:parent-style-name="Text_20_body">
      <style:text-properties style:font-name="Liberation Serif" fo:font-size="12pt" fo:language="en" fo:country="US" fo:font-style="normal" officeooo:rsid="02afe44e" officeooo:paragraph-rsid="02afe44e" style:font-size-asian="12pt" style:font-style-asian="normal" style:font-size-complex="12pt" style:font-style-complex="normal"/>
    </style:style>
    <style:style style:name="P9" style:family="paragraph" style:parent-style-name="Text_20_body">
      <style:text-properties style:font-name="Liberation Serif" fo:font-size="12pt" fo:language="en" fo:country="US" fo:font-style="normal" officeooo:rsid="02afe44e" officeooo:paragraph-rsid="02b1de56" style:font-size-asian="12pt" style:font-style-asian="normal" style:font-size-complex="12pt" style:font-style-complex="normal"/>
    </style:style>
    <style:style style:name="P10" style:family="paragraph" style:parent-style-name="Text_20_body">
      <style:text-properties style:font-name="Liberation Serif" fo:font-size="12pt" fo:language="en" fo:country="US" fo:font-style="normal" officeooo:rsid="02b5c91d" officeooo:paragraph-rsid="02b5c91d" style:font-size-asian="12pt" style:font-style-asian="normal" style:font-size-complex="12pt" style:font-style-complex="normal"/>
    </style:style>
    <style:style style:name="T1" style:family="text">
      <style:text-properties officeooo:rsid="029c4438"/>
    </style:style>
    <style:style style:name="T2" style:family="text">
      <style:text-properties officeooo:rsid="02a945ea"/>
    </style:style>
    <style:style style:name="T3" style:family="text">
      <style:text-properties officeooo:rsid="02ae900d"/>
    </style:style>
    <style:style style:name="T4" style:family="text">
      <style:text-properties officeooo:rsid="02afe44e"/>
    </style:style>
    <style:style style:name="T5" style:family="text">
      <style:text-properties officeooo:rsid="02b0bf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\chapter{Optimization Results}</text:p>
      <text:p text:style-name="P1">\label{sec:optimization_results}</text:p>
      <text:p text:style-name="P1">This chapter focuses on showing and analyzing the most interesting MAV designs</text:p>
      <text:p text:style-name="P1">produced by the optimization tool. A short digression on platonic solid is first</text:p>
      <text:p text:style-name="P1">needed in order to properly analyze the results. The optimal designs with an even number</text:p>
      <text:p text:style-name="P1">of propellers are then described. Afterwards, the designs with an odd number of</text:p>
      <text:p text:style-name="P1">propellers are shown. A comparison of the different optimal drone design is then</text:p>
      <text:p text:style-name="P1">proposed. Finally, a few results of optimizations performed with the number of</text:p>
      <text:p text:style-name="P1">propeller as an argument are presented.</text:p>
      <text:p text:style-name="P1"/>
      <text:p text:style-name="P1">\section{Platonic Solids}</text:p>
      <text:p text:style-name="P1">\label{sec:platonic_solids}</text:p>
      <text:p text:style-name="P1">Platonic solids are five regular and convex polyhedrons named after the</text:p>
      <text:p text:style-name="P1">ancient Greek philosopher Plato to honor his memory \citep{noauthor_platonic_2018}.</text:p>
      <text:p text:style-name="P1">The five platonic solids are:</text:p>
      <text:p text:style-name="P1">{\small\begin{itemize}</text:p>
      <text:p text:style-name="P1">\item The tetrahedron composed of four faces and four vertices (see \Cref{fig:tetrahedron}).</text:p>
      <text:p text:style-name="P1">\item The octahedron composed of eight faces and six vertices (see \Cref{fig:octahedron}).</text:p>
      <text:p text:style-name="P1">\item The cube composed of six faces and eight vertices (see \Cref{fig:cube}).</text:p>
      <text:p text:style-name="P1">\item The icosahedron composed of twenty faces and twelve vertices.</text:p>
      <text:p text:style-name="P1">\item The dodecahedron composed of twelve faces and twenty vertices.</text:p>
      <text:p text:style-name="P1">\end{itemize}}</text:p>
      <text:p text:style-name="P1">There is a angle that can be found at least in the</text:p>
      <text:p text:style-name="P1">first three platonic solids. This angle is found between the horizontal plane and</text:p>
      <text:p text:style-name="P1">the vertices of the polyhedron (see \Cref{fig:platonic_solid}). This angle find itself</text:p>
      <text:p text:style-name="P1">in some of the obtained results. So in order to ensure simplicity,</text:p>
      <text:p text:style-name="P1">in the rest of this work this angle will be referred to as the platonic solids angle</text:p>
      <text:p text:style-name="P1">($\beta_{PS}$).</text:p>
      <text:p text:style-name="P1"/>
      <text:p text:style-name="P1">\begin{figure}[!ht]</text:p>
      <text:p text:style-name="P1"><text:s text:c="2"/>\begin{subfigure}[b]{0.22\textwidth}</text:p>
      <text:p text:style-name="P1"><text:soft-page-break/><text:s text:c="4"/>\includegraphics[width=\linewidth]{images/tetrahedron.jpg}</text:p>
      <text:p text:style-name="P1"><text:s text:c="4"/>\caption{Tetrahedron.} \label{fig:tetrahedron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27\textwidth}</text:p>
      <text:p text:style-name="P1"><text:s text:c="4"/>\includegraphics[width=\linewidth]{images/octahedron.jpg}</text:p>
      <text:p text:style-name="P1"><text:s text:c="4"/>\caption{Octahedron.} \label{fig:octahedron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26\textwidth}</text:p>
      <text:p text:style-name="P1"><text:s text:c="4"/>\includegraphics[width=\linewidth]{images/cube.jpg}</text:p>
      <text:p text:style-name="P1"><text:s text:c="4"/>\caption{Cube.} \label{fig:cube}</text:p>
      <text:p text:style-name="P1"><text:s text:c="2"/>\end{subfigure}</text:p>
      <text:p text:style-name="P1"><text:s text:c="2"/>\caption{The first three platonic solids $\big(\cos(\beta_{PS}) = \sqrt{\frac{2}{3}}</text:p>
      <text:p text:style-name="P1"><text:s text:c="2"/>\rightarrow \beta_{PS} \simeq 35.26^{\circ}\big)\, .$}</text:p>
      <text:p text:style-name="P1"><text:s text:c="2"/>\label{fig:platonic_solid}</text:p>
      <text:p text:style-name="P1">\end{figure}</text:p>
      <text:p text:style-name="P1"/>
      <text:p text:style-name="P1">\section{Even Designs}</text:p>
      <text:p text:style-name="P1">\label{sec:even_designs}</text:p>
      <text:p text:style-name="P1"/>
      <text:p text:style-name="P1">\subsection{Quad-copter}</text:p>
      <text:p text:style-name="P1">\label{sec:quad_copter}</text:p>
      <text:p text:style-name="P1"/>
      <text:p text:style-name="P1">The first MAV morphology presented is obtained when optimizing to find</text:p>
      <text:p text:style-name="P1">$\beta_{arm}$ and $\theta_{arm}$, with as fixed design parameters $n\ =\ 4$</text:p>
      <text:p text:style-name="P1">and $L\ =\ 0.5\ [m]$ and as an initial solution $\beta_{arm,0} \ =\ [0^{\circ},</text:p>
      <text:p text:style-name="P1">\ <text:s/>0^{\circ},\ <text:s/>0^{\circ},\ 0^{\circ}]$ and $\theta_{arm,0}\ =\</text:p>
      <text:p text:style-name="P1">[0^{\circ},\ <text:s/>0^{\circ},\ <text:s/>0^{\circ},\ <text:s/>0^{\circ}]$. As a cost function for the</text:p>
      <text:p text:style-name="P1">optimization problem, the cost function that maximizes the minimal attainable</text:p>
      <text:p text:style-name="P1">force and the minimal attainable torque that the MAV can produce in any direction</text:p>
      <text:p text:style-name="P1"><text:soft-page-break/>and that minimizes the inertia of the drone is used. The result is depicted in</text:p>
      <text:p text:style-name="P1">\Cref{fig:Quadcopter_1} and has the following features:</text:p>
      <text:p text:style-name="P1"/>
      <text:p text:style-name="P1">{\scriptsize\begin{itemize}</text:p>
      <text:p text:style-name="P1"><text:s text:c="2"/>\item $n\ =\ 4$</text:p>
      <text:p text:style-name="P1"><text:s text:c="2"/>\item $\beta_{arm}\ =\ [-32.42^{\circ},\ <text:s/>-35.49^{\circ},\ <text:s/>-35.44^{\circ},\ <text:s/>-35.49^{\circ}]$</text:p>
      <text:p text:style-name="P1"><text:s text:c="2"/>\item $\theta_{arm}\ =\ [-0.99^{\circ},\ <text:s/>-1.88^{\circ},\ <text:s/>-2.26^{\circ},\ <text:s/>-2.94^{\circ}]$</text:p>
      <text:p text:style-name="P1"><text:s text:c="2"/>\item $L\ =\ 0.5\ [m]$</text:p>
      <text:p text:style-name="P1">\end{itemize}}</text:p>
      <text:p text:style-name="P1"/>
      <text:p text:style-name="P1">It is noticeable that the $\theta_{arm}$ tend towards zero and that the $\beta_{arm}$</text:p>
      <text:p text:style-name="P1">tend towards the platonic solid angle $\beta_{PS}$. However, the design has not totally</text:p>
      <text:p text:style-name="P1">converged. This is due to the fact that the optimization tool has, as mentioned in</text:p>
      <text:p text:style-name="P1">\Cref{sec:limitations}, found a local minimum before reaching the global one,</text:p>
      <text:p text:style-name="P1">which seems to be when the drone has the arms equally distributed in the horizontal</text:p>
      <text:p text:style-name="P1">plane ($\theta_{arm}$ = 0) and forming the platonic solid angle with the same horizontal</text:p>
      <text:p text:style-name="P1">plane ($\beta_{arm}\ =\ \beta_{PS}$). So as to verify this, the second</text:p>
      <text:p text:style-name="P1">design is obtained when performing the same optimization as before with a slight</text:p>
      <text:p text:style-name="P1">change, which consists in choosing as initial solution $\beta_{arm,0} \ =\</text:p>
      <text:p text:style-name="P1">[35.26^{\circ},\ <text:s/>-35.26^{\circ},\ <text:s/>35.26^{\circ},\ <text:s/>-35.26^{\circ}]$. The result is</text:p>
      <text:p text:style-name="P1">depicted in \Cref{fig:Quadcopter_1} and has the following parameters:</text:p>
      <text:p text:style-name="P1"/>
      <text:p text:style-name="P1">{\scriptsize\begin{itemize}</text:p>
      <text:p text:style-name="P1"><text:s text:c="2"/>\item $n\ =\ 4$</text:p>
      <text:p text:style-name="P1"><text:s text:c="2"/>\item $\beta_{arm}\ =\ [35.26^{\circ},\ <text:s/>-35.26^{\circ},\ <text:s/>35.26^{\circ},\ <text:s/>-35.26^{\circ}]$</text:p>
      <text:p text:style-name="P1"><text:s text:c="2"/>\item $\theta_{arm}\ =\ [0^{\circ},\ <text:s/>0^{\circ},\ <text:s/>0^{\circ},\ <text:s/>0^{\circ}]$</text:p>
      <text:p text:style-name="P1"><text:s text:c="2"/>\item $L\ =\ 0.5\ [m]$</text:p>
      <text:p text:style-name="P1">\end{itemize}}</text:p>
      <text:p text:style-name="P1"/>
      <text:p text:style-name="P1">After optimization the second design is the same as the initial solution. This means</text:p>
      <text:p text:style-name="P1">that the initially chosen design is optimal and it is very likely a global optimum</text:p>
      <text:p text:style-name="P1"><text:soft-page-break/>as when starting the optimization from different initial solution it converges to it.</text:p>
      <text:p text:style-name="P1">It is interesting to note that the four propellers of the second design form the four</text:p>
      <text:p text:style-name="P1">vertices of a tetrahedron (see \Cref{fig:Quadcopter_2_tetra}).</text:p>
      <text:p text:style-name="P1"/>
      <text:p text:style-name="P1">\begin{figure}[!ht]</text:p>
      <text:p text:style-name="P1"><text:s text:c="2"/>\resizebox{\textwidth}{!}{\begin{subfigure}[b]{0.5\textwidth}</text:p>
      <text:p text:style-name="P1"><text:s text:c="4"/>\includegraphics[width=\linewidth]{images/Quadcopter2.jpg}</text:p>
      <text:p text:style-name="P1"><text:s text:c="4"/>\caption{Design 1.} \label{fig:Quadcopter_1}</text:p>
      <text:p text:style-name="P1"><text:s text:c="2"/>\end{subfigure}</text:p>
      <text:p text:style-name="P1">\hspace*{\fill} % separation between the subfigures</text:p>
      <text:p text:style-name="P1">\begin{subfigure}[b]{0.45\textwidth}</text:p>
      <text:p text:style-name="P1"><text:s text:c="4"/>\includegraphics[width=\linewidth]{images/Quadcopter.jpg}</text:p>
      <text:p text:style-name="P1"><text:s text:c="4"/>\caption{Design 2.} \label{fig:Quadcopter_2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4\textwidth}</text:p>
      <text:p text:style-name="P1"><text:s text:c="4"/>\includegraphics[width=\linewidth]{images/Quad_tetrahedron.jpg}</text:p>
      <text:p text:style-name="P1"><text:s text:c="4"/>\caption{Design 2 within a tetrahedron.} \label{fig:Quadcopter_2_tetra}</text:p>
      <text:p text:style-name="P1"><text:s text:c="2"/>\end{subfigure}}</text:p>
      <text:p text:style-name="P1"><text:s text:c="2"/>\caption{Representation of the designs obtained for the quad-copter.}</text:p>
      <text:p text:style-name="P1"><text:s text:c="2"/>\label{fig:Quadcopter_result}</text:p>
      <text:p text:style-name="P1">\end{figure}</text:p>
      <text:p text:style-name="P1"/>
      <text:p text:style-name="P1">It is important to understand that for the tool, the designs with all the arms</text:p>
      <text:p text:style-name="P1">on the same side (as design 1), or the designs with distributed arms (as design 2),</text:p>
      <text:p text:style-name="P1">are equivalent. Even with slightly different arm angles’ magnitudes</text:p>
      <text:p text:style-name="P1">between the two designs, when comparing \Cref{fig:Quadcopter1_spaces}with</text:p>
      <text:p text:style-name="P1">\Cref{fig:Quadcopter2_spaces} and when comparing the different metrics</text:p>
      <text:p text:style-name="P1">in \Cref{tab:tab_Quad_compare_force}, \Cref{tab:tab_Quad_compare_torque} and</text:p>
      <text:p text:style-name="P1">\Cref{tab:tab_Quad_compare_hover}, one can easily see that the two designs</text:p>
      <text:p text:style-name="P1">propose similar abilities. The main difference is the location of their center of mass</text:p>
      <text:p text:style-name="P1"><text:soft-page-break/>that the tool does not consider. For instance, second design’s CoM coincide with</text:p>
      <text:p text:style-name="P1">the body origin. Which renders the drone more balanced and thus more controllable.</text:p>
      <text:p text:style-name="P1"/>
      <text:p text:style-name="P1">\begin{figure}[!ht]</text:p>
      <text:p text:style-name="P1"><text:s text:c="2"/>\begin{center}</text:p>
      <text:p text:style-name="P1"><text:s text:c="2"/>\resizebox{1.1\textwidth}{!}{\begin{subfigure}[b]{0.54\textwidth}</text:p>
      <text:p text:style-name="P1"><text:s text:c="4"/>\includegraphics[width=\linewidth]{images/Quad_design_2_fspace.jpg}</text:p>
      <text:p text:style-name="P1"><text:s text:c="4"/>\caption{Attainable force space.} \label{fig:deisgn1_fspace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1\textwidth}</text:p>
      <text:p text:style-name="P1"><text:s text:c="4"/>\includegraphics[width=\linewidth]{images/Quad_design_2_tspace.jpg}</text:p>
      <text:p text:style-name="P1"><text:s text:c="4"/>\caption{Attainable torque space.} \label{fig:deisgn1_tspace}</text:p>
      <text:p text:style-name="P1"><text:s text:c="2"/>\end{subfigure}</text:p>
      <text:p text:style-name="P1"><text:s text:c="2"/>\begin{subfigure}[b]{0.52\textwidth}</text:p>
      <text:p text:style-name="P1"><text:s text:c="4"/>\includegraphics[width=\linewidth]{images/Quad_design_2_hspace.jpg}</text:p>
      <text:p text:style-name="P1"><text:s text:c="4"/>\caption{Hover efficiency in every orientation.} \label{fig:deisgn1_hspace}</text:p>
      <text:p text:style-name="P1"><text:s text:c="2"/>\end{subfigure}}</text:p>
      <text:p text:style-name="P1"><text:s text:c="2"/>\caption{Visual representation of the abilities of design 1.}</text:p>
      <text:p text:style-name="P1"><text:s text:c="2"/>\label{fig:Quadcopter1_spaces}</text:p>
      <text:p text:style-name="P1"><text:s text:c="2"/>\end{center}</text:p>
      <text:p text:style-name="P1">\end{figure}</text:p>
      <text:p text:style-name="P1"/>
      <text:p text:style-name="P1">\begin{figure}[!ht]</text:p>
      <text:p text:style-name="P1"><text:s text:c="2"/>\begin{center}</text:p>
      <text:p text:style-name="P1"><text:s text:c="2"/>\resizebox{1.1\textwidth}{!}{\begin{subfigure}[b]{0.55\textwidth}</text:p>
      <text:p text:style-name="P1"><text:s text:c="4"/>\includegraphics[width=\linewidth]{images/Quad_design_1_fspace.jpg}</text:p>
      <text:p text:style-name="P1"><text:s text:c="4"/>\caption{Attainable force space.} \label{fig:deisgn2_fspace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2\textwidth}</text:p>
      <text:p text:style-name="P1"><text:soft-page-break/><text:s text:c="4"/>\includegraphics[width=\linewidth]{images/Quad_design_1_tspace.jpg}</text:p>
      <text:p text:style-name="P1"><text:s text:c="4"/>\caption{Attainable torque space.} \label{fig:deisgn2_tspace}</text:p>
      <text:p text:style-name="P1"><text:s text:c="2"/>\end{subfigure}</text:p>
      <text:p text:style-name="P1"><text:s text:c="2"/>\begin{subfigure}[b]{0.5\textwidth}</text:p>
      <text:p text:style-name="P1"><text:s text:c="4"/>\includegraphics[width=\linewidth]{images/Quad_design_1_hspace.jpg}</text:p>
      <text:p text:style-name="P1"><text:s text:c="4"/>\caption{Hover efficiency in every orientation.} \label{fig:deisgn2_hspace}</text:p>
      <text:p text:style-name="P1"><text:s text:c="2"/>\end{subfigure}}</text:p>
      <text:p text:style-name="P1"><text:s text:c="2"/>\caption{Visual representation of the abilities of design 2.}</text:p>
      <text:p text:style-name="P1"><text:s text:c="2"/>\label{fig:Quadcopter2_spaces}</text:p>
      <text:p text:style-name="P1"><text:s text:c="2"/>\end{center}</text:p>
      <text:p text:style-name="P1">\end{figure}</text:p>
      <text:p text:style-name="P1"/>
      <text:p text:style-name="P1">In the following tables, a comparison between the metrics of the optimal designs</text:p>
      <text:p text:style-name="P1">and the standard quad-copter is proposed. Due to the tilting ability of the rotors,</text:p>
      <text:p text:style-name="P1">the standard design is equally fully-actuated. Even though the force that the standard</text:p>
      <text:p text:style-name="P1">quad-copter design can apply in the $Z$ direction is big, the forces that it can</text:p>
      <text:p text:style-name="P1">apply on its side and in average are much more limited. We also notice that the</text:p>
      <text:p text:style-name="P1">optimal designs proposed by the tool are actually meeting the omni-directionality</text:p>
      <text:p text:style-name="P1">criteria stated in \Cref{sec:cost_functions}. Indeed, compared to the standard</text:p>
      <text:p text:style-name="P1">design, the minimal forces and torques that the optimal designs can apply are high.</text:p>
      <text:p text:style-name="P1">Furthermore, the volumes of the attainable forces and torques are big and shaped</text:p>
      <text:p text:style-name="P1">like spheres, which makes the MAVs dynamical properties nearly invariant to their</text:p>
      <text:p text:style-name="P1">orientation. Therefore it is not an overstatement to say that they are omni-directional.</text:p>
      <text:p text:style-name="P1"/>
      <text:p text:style-name="P1">\begin{table}[!ht]</text:p>
      <text:p text:style-name="P1">\begin{center}</text:p>
      <text:p text:style-name="P1"><text:s/>\caption{Information on the designs’ force space properties.}\vspace{1ex}</text:p>
      <text:p text:style-name="P1"><text:s/>\label{tab:tab_Quad_compare_force}</text:p>
      <text:p text:style-name="P1"><text:s/>\resizebox{\textwidth}{!}{\begin{tabular}{|c|cccccc|}</text:p>
      <text:p text:style-name="P1"><text:s/>\hline</text:p>
      <text:p text:style-name="P1"><text:s/>Design &amp; $F_{min}\ [N]$ &amp; $F_{max}\ [N]$ &amp; $F_{mean}\ [N]$ &amp; $MAD(F)\ [N]$</text:p>
      <text:p text:style-name="P1"><text:soft-page-break/><text:s/>&amp; Force space volume $[N^3]$&amp; Force space surface $[N^2]$\\ \hline</text:p>
      <text:p text:style-name="P1"><text:s text:c="2"/>1 &amp; 23.19 &amp; 28.56 &amp; 26.87 &amp; 0.86 &amp; 81'683 &amp; 9'345\\</text:p>
      <text:p text:style-name="P1"><text:s text:c="2"/>2 &amp; 23.23 &amp; 28.37 &amp; 26.87 &amp; 0.86 &amp; 81'710 &amp; 9'326\\</text:p>
      <text:p text:style-name="P1"><text:s text:c="2"/>Standard &amp; 17.37 &amp; 34.74 &amp; 24.43 &amp; 3.43 &amp; 65’673 &amp; 8’865\\</text:p>
      <text:p text:style-name="P1"><text:s/>\hline</text:p>
      <text:p text:style-name="P1"><text:s/>\end{tabular}}</text:p>
      <text:p text:style-name="P1">\end{center}</text:p>
      <text:p text:style-name="P1">\end{table}</text:p>
      <text:p text:style-name="P1"/>
      <text:p text:style-name="P1">\begin{table}[!ht]</text:p>
      <text:p text:style-name="P1">\begin{center}</text:p>
      <text:p text:style-name="P1"><text:s/>\caption{Information on the designs’ torque space properties.}\vspace{1ex}</text:p>
      <text:p text:style-name="P1"><text:s/>\label{tab:tab_Quad_compare_torque}</text:p>
      <text:p text:style-name="P1"><text:s/>\resizebox{\textwidth}{!}{\begin{tabular}{|c|cccccc|}</text:p>
      <text:p text:style-name="P1"><text:s/>\hline</text:p>
      <text:p text:style-name="P1"><text:s/>Design &amp; $M_{min}\ [Nm]$ &amp; $M_{max}\ [Nm]$ &amp; $M_{mean}\ [Nm]$ &amp; $MAD(M)\ [Nm]$</text:p>
      <text:p text:style-name="P1"><text:s/>&amp; Torque space volume $[N^3m^3]$ &amp; Torque space surface $[N^2m^2]$\\ \hline</text:p>
      <text:p text:style-name="P1"><text:s/>1 &amp; 11.62 &amp; 14.32 &amp; 13.47 &amp; 0.43 &amp; 10'298 &amp; 2'355\\</text:p>
      <text:p text:style-name="P1"><text:s/>2 &amp; 11.65 &amp; 14.23 &amp; 13.47 &amp; 0.43 &amp; 10'300 &amp; 2'348\\</text:p>
      <text:p text:style-name="P1"><text:s/>Standard &amp; 8.7 &amp; 17.42 &amp; 12.25 &amp; 1.72 &amp; 8’284 &amp; 2’219\\</text:p>
      <text:p text:style-name="P1"><text:s/>\hline</text:p>
      <text:p text:style-name="P1"><text:s/>\end{tabular}}</text:p>
      <text:p text:style-name="P1">\end{center}</text:p>
      <text:p text:style-name="P1">\end{table}</text:p>
      <text:p text:style-name="P1"/>
      <text:p text:style-name="P1">\begin{table}[!ht]</text:p>
      <text:p text:style-name="P1">\begin{center}</text:p>
      <text:p text:style-name="P1"><text:s/>\caption{Information on the designs’ hover efficiency space properties.}\vspace{1ex}</text:p>
      <text:p text:style-name="P1"><text:s/>\label{tab:tab_Quad_compare_hover}</text:p>
      <text:p text:style-name="P1"><text:s/>{\scriptsize\begin{tabular}{|c|cccc|}</text:p>
      <text:p text:style-name="P1"><text:s/>\hline</text:p>
      <text:p text:style-name="P1"><text:soft-page-break/><text:s text:c="2"/>Design &amp; $H_{eff,min}\ [\%]$ &amp; $H_{eff,max}\ [\%]$ &amp; $H_{eff,mean}\ [\%]$</text:p>
      <text:p text:style-name="P1"><text:s text:c="2"/>&amp; $MAD(H_{eff})\ [\%]$\\ \hline</text:p>
      <text:p text:style-name="P1"><text:s text:c="2"/>1 &amp; 81.11 &amp; 95.18 &amp; 87.03 &amp; 2.63\\</text:p>
      <text:p text:style-name="P1"><text:s text:c="2"/>2 &amp; 81.65 &amp; 94.73 &amp; 87.1 &amp; 2.6\\</text:p>
      <text:p text:style-name="P1"><text:s text:c="2"/>Standard &amp; 70.7 &amp; 100 &amp; 82.3 &amp; 6.1\\</text:p>
      <text:p text:style-name="P1"><text:s/>\hline</text:p>
      <text:p text:style-name="P1">\end{tabular}}</text:p>
      <text:p text:style-name="P1">\end{center}</text:p>
      <text:p text:style-name="P1">\end{table}</text:p>
      <text:p text:style-name="P1"/>
      <text:p text:style-name="P1">\subsection{Hexa-copter}</text:p>
      <text:p text:style-name="P1">\label{sec:hexa_copter}</text:p>
      <text:p text:style-name="P1"/>
      <text:p text:style-name="P1">When optimizing to find $\beta_{arm}$ and $\theta_{arm}$, with fixed</text:p>
      <text:p text:style-name="P1">design parameters $n\ =\ 6$ and $L\ =\ 0.5\ [m]$ and as chosen cost function</text:p>
      <text:p text:style-name="P1">for the optimization problem the cost function that maximizes the volumes</text:p>
      <text:p text:style-name="P1">of the force and torque spaces, the tool returns a design defined by:</text:p>
      <text:p text:style-name="P1"/>
      <text:p text:style-name="P1">{\scriptsize\begin{itemize}</text:p>
      <text:p text:style-name="P1"><text:s text:c="2"/>\item $n\ =\ 6$</text:p>
      <text:p text:style-name="P1"><text:s text:c="2"/>\item $\beta_{arm}\ =\ [35.26^{\circ},\ <text:s/>-35.26^{\circ},\ <text:s/>35.26^{\circ},\ <text:s/>-35.26^{\circ},\</text:p>
      <text:p text:style-name="P1"><text:s text:c="26"/>35.26^{\circ},\ <text:s/>-35.26^{\circ}]$</text:p>
      <text:p text:style-name="P1"><text:s text:c="2"/>\item $\theta_{arm}\ =\ [0^{\circ},\ <text:s/>0^{\circ},\ <text:s/>0^{\circ},\ <text:s/>0^{\circ},\ 0^{\circ},\ <text:s/>0^{\circ}]$</text:p>
      <text:p text:style-name="P1"><text:s text:c="2"/>\item $L\ =\ 0.5\ [m]$</text:p>
      <text:p text:style-name="P1">\end{itemize}}</text:p>
      <text:p text:style-name="P1"/>
      <text:p text:style-name="P1">It is noteworthy that even when using a different cost function to solve</text:p>
      <text:p text:style-name="P1">tho omni-directionality optimization problem, the arm angles $\beta_{arm}$</text:p>
      <text:p text:style-name="P1">converge to the platonic solid angle and that the propeller tend to from the</text:p>
      <text:p text:style-name="P1">platonic solid that matches their number. For instance, in this six propeller case</text:p>
      <text:p text:style-name="P1">the optimal MAV design form an octahedron (see \Cref{fig:Hexacopter_resultb}).</text:p>
      <text:p text:style-name="P1"><text:soft-page-break/>In the rest of this section the optimal drone design depicted in</text:p>
      <text:p text:style-name="P1">\Cref{fig:Hexacopter_resulta} is compared to the standard hexa-copter design,</text:p>
      <text:p text:style-name="P1">which is equivalent to Voliro presented in \citep{kamel_voliro:_2018}</text:p>
      <text:p text:style-name="P1">(see \Cref{fig:Hexacopter_resultc}).</text:p>
      <text:p text:style-name="P1"/>
      <text:p text:style-name="P1">\begin{figure}[!ht]</text:p>
      <text:p text:style-name="P1"><text:s text:c="2"/>\resizebox{\textwidth}{!}{\begin{subfigure}[b]{0.6\textwidth}</text:p>
      <text:p text:style-name="P1"><text:s text:c="4"/>\includegraphics[width=\linewidth]{images/Hexacopter.jpg}</text:p>
      <text:p text:style-name="P1"><text:s text:c="4"/>\caption{Optimal hexa-copter} \label{fig:Hexacopter_resulta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5\textwidth}</text:p>
      <text:p text:style-name="P1"><text:s text:c="4"/>\includegraphics[width=\linewidth]{images/Hexa_octahedron.jpg}</text:p>
      <text:p text:style-name="P1"><text:s text:c="4"/>\caption{Optimal hexa-copter within an octahedron.} \label{fig:Hexacopter_resultb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8\textwidth}</text:p>
      <text:p text:style-name="P1"><text:s text:c="4"/>\includegraphics[width=\linewidth]{images/Voliro.jpg}</text:p>
      <text:p text:style-name="P1"><text:s text:c="4"/>\caption{Voliro's design for comparison.} \label{fig:Hexacopter_resultc}</text:p>
      <text:p text:style-name="P1"><text:s text:c="2"/>\end{subfigure}}</text:p>
      <text:p text:style-name="P1"><text:s text:c="2"/>\caption{Representation of the design obtained for the hexa-copter.}</text:p>
      <text:p text:style-name="P1"><text:s text:c="2"/>\label{fig:Hexacopter_result}</text:p>
      <text:p text:style-name="P1">\end{figure}</text:p>
      <text:p text:style-name="P1"/>
      <text:p text:style-name="P1">\begin{figure}[!ht]</text:p>
      <text:p text:style-name="P1"><text:s text:c="2"/>\resizebox{\textwidth}{!}{\begin{subfigure}[b]{0.44\textwidth}</text:p>
      <text:p text:style-name="P1"><text:s text:c="4"/>\includegraphics[width=\linewidth]{images/Hexa_fspace.jpg}</text:p>
      <text:p text:style-name="P1"><text:s text:c="4"/>\caption{Attainable force space.} \label{fig:hexa_fspace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46\textwidth}</text:p>
      <text:p text:style-name="P1"><text:soft-page-break/><text:s text:c="4"/>\includegraphics[width=\linewidth]{images/Hexa_tspace.jpg}</text:p>
      <text:p text:style-name="P1"><text:s text:c="4"/>\caption{Attainable torque space.} \label{fig:hexa_tspace}</text:p>
      <text:p text:style-name="P1"><text:s text:c="2"/>\end{subfigure}</text:p>
      <text:p text:style-name="P1"><text:s text:c="2"/>\begin{subfigure}[b]{0.47\textwidth}</text:p>
      <text:p text:style-name="P1"><text:s text:c="4"/>\includegraphics[width=\linewidth]{images/Hexa_hspace.jpg}</text:p>
      <text:p text:style-name="P1"><text:s text:c="4"/>\caption{Hover efficiency in every orientation.} \label{fig:hexa_hspace}</text:p>
      <text:p text:style-name="P1"><text:s text:c="2"/>\end{subfigure}}</text:p>
      <text:p text:style-name="P1"><text:s text:c="2"/>\caption{Visual representation of the abilities of the optimal hexa-copter.}</text:p>
      <text:p text:style-name="P1"><text:s text:c="2"/>\label{fig:Hexacopter_spaces}</text:p>
      <text:p text:style-name="P1">\end{figure}</text:p>
      <text:p text:style-name="P1"/>
      <text:p text:style-name="P1">\begin{figure}[!ht]</text:p>
      <text:p text:style-name="P1"><text:s text:c="2"/>\resizebox{\textwidth}{!}{\begin{subfigure}[b]{0.52\textwidth}</text:p>
      <text:p text:style-name="P1"><text:s text:c="4"/>\includegraphics[width=\linewidth]{images/Voliro_fspace.jpg}</text:p>
      <text:p text:style-name="P1"><text:s text:c="4"/>\caption{Attainable force space.} \label{fig:voliro_fspace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Voliro_tspace.jpg}</text:p>
      <text:p text:style-name="P1"><text:s text:c="4"/>\caption{Attainable torque space.} \label{fig:voliro_tspace}</text:p>
      <text:p text:style-name="P1"><text:s text:c="2"/>\end{subfigure}</text:p>
      <text:p text:style-name="P1"><text:s text:c="2"/>\begin{subfigure}[b]{0.52\textwidth}</text:p>
      <text:p text:style-name="P1"><text:s text:c="4"/>\includegraphics[width=\linewidth]{images/Voliro_hspace.jpg}</text:p>
      <text:p text:style-name="P1"><text:s text:c="4"/>\caption{Hover efficiency in every orientation.} \label{fig:voliro_hspace}</text:p>
      <text:p text:style-name="P1"><text:s text:c="2"/>\end{subfigure}}</text:p>
      <text:p text:style-name="P1"><text:s text:c="2"/>\caption{Visual representation of the abilities of Voliro.}</text:p>
      <text:p text:style-name="P1"><text:s text:c="2"/>\label{fig:Voliro_spaces}</text:p>
      <text:p text:style-name="P1">\end{figure}</text:p>
      <text:p text:style-name="P1"/>
      <text:p text:style-name="P1">When comparing the different spaces shown in \Cref{fig:Hexacopter_spaces}</text:p>
      <text:p text:style-name="P1">and in \Cref{fig:Voliro_spaces}, the first noticeable thing is that the torque</text:p>
      <text:p text:style-name="P1"><text:soft-page-break/>and force spaces of the optimal hexa-copter are much more spherical than</text:p>
      <text:p text:style-name="P1">Voliro’s. Which makes the optimal hexa-copter’s dynamical features more</text:p>
      <text:p text:style-name="P1">independent form its orientation. Then, one can without difficulty notice in</text:p>
      <text:p text:style-name="P1">\Cref{fig:voliro_hspace} that Voliro can only hover with a $100\ \%$ efficiency</text:p>
      <text:p text:style-name="P1">when oriented near the initial position or upside down. Whereas the obtained</text:p>
      <text:p text:style-name="P1">design can hover with a $100\ \%$ efficiency in at least six very different orientations</text:p>
      <text:p text:style-name="P1">(see \Cref{fig:hexa_hspace}). Furthermore, the hover efficiency is generally</text:p>
      <text:p text:style-name="P1">higher for the optimized design (see \Cref{tab:tab_Hexa_compare_hover}).</text:p>
      <text:p text:style-name="P1"/>
      <text:p text:style-name="P1">\begin{table}[!ht]</text:p>
      <text:p text:style-name="P1">\begin{center}</text:p>
      <text:p text:style-name="P1"><text:s/>\caption{Information on the designs’ force space properties.}\vspace{1ex}</text:p>
      <text:p text:style-name="P1"><text:s/>\label{tab:tab_Hexa_compare_force}</text:p>
      <text:p text:style-name="P1"><text:s/>\resizebox{\textwidth}{!}{\begin{tabular}{|c|cccccc|}</text:p>
      <text:p text:style-name="P1"><text:s/>\hline</text:p>
      <text:p text:style-name="P1"><text:s/>Design &amp; $F_{min}\ [N]$ &amp; $F_{max}\ [N]$ &amp; $F_{mean}\ [N]$ &amp; $MAD(F)\ [N]$</text:p>
      <text:p text:style-name="P1"><text:s/>&amp; Force space volume $[N^3]$&amp; Force space surface $[N^2]$\\ \hline</text:p>
      <text:p text:style-name="P1"><text:s/>Optimal hexa-copter &amp; 34.74 &amp; 42.55 &amp; 39.52 &amp; 2.21 &amp; 267'010 &amp; 20'922\\</text:p>
      <text:p text:style-name="P1"><text:s/>Voliro &amp; 26.6 &amp; 52.11 &amp; 37.77 &amp; 4.33 &amp; 244'293 &amp; 20'170\\</text:p>
      <text:p text:style-name="P1"><text:s/>\hline</text:p>
      <text:p text:style-name="P1"><text:s/>\end{tabular}}</text:p>
      <text:p text:style-name="P1">\end{center}</text:p>
      <text:p text:style-name="P1">\end{table}</text:p>
      <text:p text:style-name="P1"/>
      <text:p text:style-name="P1">\begin{table}[!ht]</text:p>
      <text:p text:style-name="P1">\begin{center}</text:p>
      <text:p text:style-name="P1"><text:s/>\caption{Information on the designs’ torque space properties.}\vspace{1ex}</text:p>
      <text:p text:style-name="P1"><text:s/>\label{tab:tab_Hexa_compare_torque}</text:p>
      <text:p text:style-name="P1"><text:s/>\resizebox{\textwidth}{!}{\begin{tabular}{|c|cccccc|}</text:p>
      <text:p text:style-name="P1"><text:s/>\hline</text:p>
      <text:p text:style-name="P1"><text:s/>Design &amp; $M_{min}\ [Nm]$ &amp; $M_{max}\ [Nm]$ &amp; $M_{mean}\ [Nm]$ &amp; $MAD(M)\ [Nm]$</text:p>
      <text:p text:style-name="P1"><text:soft-page-break/><text:s/>&amp; Torque space volume $[N^3m^3]$ &amp; Torque space surface $[N^2m^2]$\\ \hline</text:p>
      <text:p text:style-name="P1"><text:s/>Optimal hexa-copter &amp; 17.42 &amp; 21.34 &amp; 19.82 &amp; 1.1 &amp; 33'687 &amp; 5'230\\</text:p>
      <text:p text:style-name="P1"><text:s/>Voliro &amp; 15.09 &amp; 26.13 &amp; 18.94 &amp; 2.17 &amp; 30'788 &amp; 5'121\\</text:p>
      <text:p text:style-name="P1"><text:s/>\hline</text:p>
      <text:p text:style-name="P1"><text:s/>\end{tabular}}</text:p>
      <text:p text:style-name="P1">\end{center}</text:p>
      <text:p text:style-name="P1">\end{table}</text:p>
      <text:p text:style-name="P1"/>
      <text:p text:style-name="P1">\begin{table}[!ht]</text:p>
      <text:p text:style-name="P1">\begin{center}</text:p>
      <text:p text:style-name="P1"><text:s/>\caption{Information on the designs’ hover efficiency space properties.}\vspace{1ex}</text:p>
      <text:p text:style-name="P1"><text:s/>\label{tab:tab_Hexa_compare_hover}</text:p>
      <text:p text:style-name="P1"><text:s/>{\scriptsize\begin{tabular}{|c|cccc|}</text:p>
      <text:p text:style-name="P1"><text:s/>\hline</text:p>
      <text:p text:style-name="P1"><text:s text:c="2"/>Design &amp; $H_{eff,min}\ [\%]$ &amp; $H_{eff,max}\ [\%]$ &amp; $H_{eff,mean}\ [\%]$</text:p>
      <text:p text:style-name="P1"><text:s text:c="2"/>&amp; $MAD(H_{eff})\ [\%]$\\ \hline</text:p>
      <text:p text:style-name="P1"><text:s text:c="2"/>Optimal hexa-copter &amp; 81.65 &amp; 100 &amp; 88.92 &amp; 4.43\\</text:p>
      <text:p text:style-name="P1"><text:s text:c="2"/>Voliro &amp; 75 &amp; 100 &amp; 84.21 &amp; 5.35\\</text:p>
      <text:p text:style-name="P1"><text:s/>\hline</text:p>
      <text:p text:style-name="P1">\end{tabular}}</text:p>
      <text:p text:style-name="P1">\end{center}</text:p>
      <text:p text:style-name="P1">\end{table}</text:p>
      <text:p text:style-name="P1"/>
      <text:p text:style-name="P1">\clearpage</text:p>
      <text:p text:style-name="P1"/>
      <text:p text:style-name="P1">\subsection{Octa-copter}</text:p>
      <text:p text:style-name="P1">\label{sec:octa_copter}</text:p>
      <text:p text:style-name="P1"/>
      <text:p text:style-name="P1">The next result is obtained when the tool solves the optimization problem</text:p>
      <text:p text:style-name="P1">for an eight rotor MAV, with as a cost function, the one that maximizes the</text:p>
      <text:p text:style-name="P1">minimal attainable force and the minimal attainable torque that the MAV</text:p>
      <text:p text:style-name="P1"><text:soft-page-break/>can produce in any direction and that minimizes the inertia of the drone.</text:p>
      <text:p text:style-name="P1">The result represented in \Cref{fig:Octacopter_resulta} is defined by:</text:p>
      <text:p text:style-name="P1"/>
      <text:p text:style-name="P1">{\scriptsize\begin{itemize}</text:p>
      <text:p text:style-name="P1"><text:s text:c="2"/>\item $n\ =\ 8$</text:p>
      <text:p text:style-name="P1"><text:s text:c="2"/>\item $\beta_{arm}\ =\ [35.26^{\circ},\ <text:s/>-35.26^{\circ},\ <text:s/>35.26^{\circ},\ <text:s/>-35.26^{\circ},\</text:p>
      <text:p text:style-name="P1"><text:s text:c="26"/>35.26^{\circ},\ <text:s/>-35.26^{\circ},\ 35.26^{\circ},\ <text:s/>-35.26^{\circ}]$</text:p>
      <text:p text:style-name="P1"><text:s text:c="2"/>\item $\theta_{arm}\ =\ [0^{\circ},\ <text:s/>0^{\circ},\ <text:s/>0^{\circ},\ <text:s/>0^{\circ},\ 0^{\circ},\ <text:s/>0^{\circ},\ 0^{\circ},\ <text:s/>0^{\circ}]$</text:p>
      <text:p text:style-name="P1"><text:s text:c="2"/>\item $L\ =\ 0.5\ [m]$</text:p>
      <text:p text:style-name="P1">\end{itemize}}</text:p>
      <text:p text:style-name="P1"/>
      <text:p text:style-name="P1">The morphology converged once more to an even distribution of the arms in</text:p>
      <text:p text:style-name="P1">the horizontal plane and to $\beta_{arm}$ equal to plus or minus $\beta_{PS}$</text:p>
      <text:p text:style-name="P1">Out of curiosity the obtained result is compared to the Omnicopter presented <text:s/>in</text:p>
      <text:p text:style-name="P1">\citep{brescianini_design_2016}. However, for the sake of a meaningful</text:p>
      <text:p text:style-name="P1">comparison, it is assumed that the Omnicopter can dynamically tilt its rotors</text:p>
      <text:p text:style-name="P1">around their axes (see \Cref{fig:Octacopter_resultb}). The Omnicopter design</text:p>
      <text:p text:style-name="P1">parameters are:</text:p>
      <text:p text:style-name="P1"/>
      <text:p text:style-name="P1">{\scriptsize\begin{itemize}</text:p>
      <text:p text:style-name="P1"><text:s text:c="2"/>\item $n\ =\ 8$</text:p>
      <text:p text:style-name="P1"><text:s text:c="2"/>\item $\beta_{arm}\ =\ [-35.26^{\circ},\ <text:s/>-35.26^{\circ},\ <text:s/>-35.26^{\circ},\ <text:s/>-35.26^{\circ},\</text:p>
      <text:p text:style-name="P1"><text:s text:c="26"/>35.26^{\circ},\ <text:s/>35.26^{\circ},\ 35.26^{\circ},\ <text:s/>35.26^{\circ}]$</text:p>
      <text:p text:style-name="P1"><text:s text:c="2"/>\item $\theta_{arm}\ =\ [0^{\circ},\ <text:s/>45^{\circ},\ <text:s/>90^{\circ},\ <text:s/>135^{\circ},\</text:p>
      <text:p text:style-name="P1"><text:s text:c="26"/>180^{\circ},\ <text:s/>-135^{\circ},\ -90^{\circ},\ <text:s/>-45^{\circ}]$</text:p>
      <text:p text:style-name="P1"><text:s text:c="2"/>\item $L\ =\ 0.5\ [m]$</text:p>
      <text:p text:style-name="P1">\end{itemize}}</text:p>
      <text:p text:style-name="P1"/>
      <text:p text:style-name="P1">\begin{figure}[!ht]</text:p>
      <text:p text:style-name="P1"><text:s text:c="2"/>\resizebox{\textwidth}{!}{\begin{subfigure}[b]{0.6\textwidth}</text:p>
      <text:p text:style-name="P1"><text:soft-page-break/><text:s text:c="4"/>\includegraphics[width=\linewidth]{images/Octacopter.jpg}</text:p>
      <text:p text:style-name="P1"><text:s text:c="4"/>\caption{Optimal hexa-copter} \label{fig:Octacopter_resulta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6\textwidth}</text:p>
      <text:p text:style-name="P1"><text:s text:c="4"/>\includegraphics[width=\linewidth]{images/omnicopter.jpg}</text:p>
      <text:p text:style-name="P1"><text:s text:c="4"/>\caption{Omnicopter's design for comparison.} \label{fig:Octacopter_resultb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Octa_cube.jpg}</text:p>
      <text:p text:style-name="P1"><text:s text:c="4"/>\caption{Omnicopter in a cube.} \label{fig:Octacopter_resultc}</text:p>
      <text:p text:style-name="P1"><text:s text:c="2"/>\end{subfigure}}</text:p>
      <text:p text:style-name="P1"><text:s text:c="2"/>\caption{Representation of the designs obtained for the octa-copter.}</text:p>
      <text:p text:style-name="P1"><text:s text:c="2"/>\label{fig:Octacopter_result}</text:p>
      <text:p text:style-name="P1">\end{figure}</text:p>
      <text:p text:style-name="P1"/>
      <text:p text:style-name="P1">It is interesting to note that this time the design returned by the tool does not</text:p>
      <text:p text:style-name="P1">form a platonic solid with its propellers, but the Omnicopter does (see</text:p>
      <text:p text:style-name="P1">\Cref{fig:Octacopter_resultc}).</text:p>
      <text:p text:style-name="P1"/>
      <text:p text:style-name="P1">\begin{figure}[!ht]</text:p>
      <text:p text:style-name="P1"><text:s text:c="2"/>\resizebox{\textwidth}{!}{\begin{subfigure}[b]{0.55\textwidth}</text:p>
      <text:p text:style-name="P1"><text:s text:c="4"/>\includegraphics[width=\linewidth]{images/Octa_fspace.jpg}</text:p>
      <text:p text:style-name="P1"><text:s text:c="4"/>\caption{Attainable force space.} \label{fig:Octa_fspace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Octa_tspace.jpg}</text:p>
      <text:p text:style-name="P1"><text:s text:c="4"/>\caption{Attainable torque space.} \label{fig:Octa_tspace}</text:p>
      <text:p text:style-name="P1"><text:s text:c="2"/>\end{subfigure}</text:p>
      <text:p text:style-name="P1"><text:soft-page-break/><text:s text:c="2"/>\begin{subfigure}[b]{0.45\textwidth}</text:p>
      <text:p text:style-name="P1"><text:s text:c="4"/>\includegraphics[width=\linewidth]{images/Octa_hspace.jpg}</text:p>
      <text:p text:style-name="P1"><text:s text:c="4"/>\caption{Hover efficiency in every orientation.} \label{fig:Octa_hspace}</text:p>
      <text:p text:style-name="P1"><text:s text:c="2"/>\end{subfigure}}</text:p>
      <text:p text:style-name="P1"><text:s text:c="2"/>\caption{Visual representation of the abilities of the optimal octa-copter.}</text:p>
      <text:p text:style-name="P1"><text:s text:c="2"/>\label{fig:Octacopter_spaces}</text:p>
      <text:p text:style-name="P1">\end{figure}</text:p>
      <text:p text:style-name="P1"/>
      <text:p text:style-name="P1">\begin{figure}[!ht]</text:p>
      <text:p text:style-name="P1"><text:s text:c="2"/>\resizebox{\textwidth}{!}{\begin{subfigure}[b]{0.55\textwidth}</text:p>
      <text:p text:style-name="P1"><text:s text:c="4"/>\includegraphics[width=\linewidth]{images/Omnicopter_fspace.jpg}</text:p>
      <text:p text:style-name="P1"><text:s text:c="4"/>\caption{Attainable force space.} \label{fig:Omnicopter_fspace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Omnicopter_tspace.jpg}</text:p>
      <text:p text:style-name="P1"><text:s text:c="4"/>\caption{Attainable torque space.} \label{fig:Omnicopter_tspace}</text:p>
      <text:p text:style-name="P1"><text:s text:c="2"/>\end{subfigure}</text:p>
      <text:p text:style-name="P1"><text:s text:c="2"/>\begin{subfigure}[b]{0.45\textwidth}</text:p>
      <text:p text:style-name="P1"><text:s text:c="4"/>\includegraphics[width=\linewidth]{images/Omnicopter_hspace.jpg}</text:p>
      <text:p text:style-name="P1"><text:s text:c="4"/>\caption{Hover efficiency in every orientation.} \label{fig:Omnicopter_hspace}</text:p>
      <text:p text:style-name="P1"><text:s text:c="2"/>\end{subfigure}}</text:p>
      <text:p text:style-name="P1"><text:s text:c="2"/>\caption{Visual representation of the abilities of the Omnicopter.}</text:p>
      <text:p text:style-name="P1"><text:s text:c="2"/>\label{fig:Omnicopter_spaces}</text:p>
      <text:p text:style-name="P1">\end{figure}</text:p>
      <text:p text:style-name="P1"/>
      <text:p text:style-name="P1">When comparing the two designs’ features represented in \Cref{fig:Omnicopter_spaces}</text:p>
      <text:p text:style-name="P1">and \Cref{fig:Octacopter_spaces} and detailed in \Cref{tab:tab_Octa_compare_force},</text:p>
      <text:p text:style-name="P1">\Cref{tab:tab_Octa_compare_torque} and \Cref{tab:tab_Octa_compare_hover}, one</text:p>
      <text:p text:style-name="P1">notices that the two design are quite similar. Nevertheless, the arms of the optimal octa-copter</text:p>
      <text:p text:style-name="P1">are more evenly distributed, this leads to a slightly bigger torque and force space volume</text:p>
      <text:p text:style-name="P1"><text:soft-page-break/>and a average hover efficiency better for the optimal octa-copter.</text:p>
      <text:p text:style-name="P1"/>
      <text:p text:style-name="P1">\begin{table}[!ht]</text:p>
      <text:p text:style-name="P1">\begin{center}</text:p>
      <text:p text:style-name="P1"><text:s/>\caption{Information on the designs’ force space properties.}\vspace{1ex}</text:p>
      <text:p text:style-name="P1"><text:s/>\label{tab:tab_Octa_compare_force}</text:p>
      <text:p text:style-name="P1"><text:s/>\resizebox{\textwidth}{!}{\begin{tabular}{|c|cccccc|}</text:p>
      <text:p text:style-name="P1"><text:s/>\hline</text:p>
      <text:p text:style-name="P1"><text:s/>Design &amp; $F_{min}\ [N]$ &amp; $F_{max}\ [N]$ &amp; $F_{mean}\ [N]$ &amp; $MAD(F)\ [N]$</text:p>
      <text:p text:style-name="P1"><text:s/>&amp; Force space volume $[N^3]$&amp; Force space surface $[N^2]$\\ \hline</text:p>
      <text:p text:style-name="P1"><text:s/>Optimal octa-copter &amp; 44.7 &amp; 58.78 &amp; 53.95 &amp; 0.94 &amp; 669'339 &amp; 37'625\\</text:p>
      <text:p text:style-name="P1"><text:s/>Omnicopter &amp; 46.46 &amp; 56.73 &amp; 53.75 &amp; 1.72 &amp; 653'736 &amp; 37'263\\</text:p>
      <text:p text:style-name="P1"><text:s/>\hline</text:p>
      <text:p text:style-name="P1"><text:s/>\end{tabular}}</text:p>
      <text:p text:style-name="P1">\end{center}</text:p>
      <text:p text:style-name="P1">\end{table}</text:p>
      <text:p text:style-name="P1"/>
      <text:p text:style-name="P1">\begin{table}[!ht]</text:p>
      <text:p text:style-name="P1">\begin{center}</text:p>
      <text:p text:style-name="P1"><text:s/>\caption{Information on the designs’ torque space properties.}\vspace{1ex}</text:p>
      <text:p text:style-name="P1"><text:s/>\label{tab:tab_Octa_compare_torque}</text:p>
      <text:p text:style-name="P1"><text:s/>\resizebox{\textwidth}{!}{\begin{tabular}{|c|cccccc|}</text:p>
      <text:p text:style-name="P1"><text:s/>\hline</text:p>
      <text:p text:style-name="P1"><text:s/>Design &amp; $M_{min}\ [Nm]$ &amp; $M_{max}\ [Nm]$ &amp; $M_{mean}\ [Nm]$ &amp; $MAD(M)\ [Nm]$</text:p>
      <text:p text:style-name="P1"><text:s/>&amp; Torque space volume $[N^3m^3]$ &amp; Torque space surface $[N^2m^2]$\\ \hline</text:p>
      <text:p text:style-name="P1"><text:s/>Optimal octa-copter &amp; 22.4 &amp; 29.48 &amp; 27 &amp; 0.47 &amp; 84'417 &amp; 9'463\\</text:p>
      <text:p text:style-name="P1"><text:s/>Omnicopter &amp; 23.3 &amp; 28.45 &amp; 26.95 &amp; 0.86 &amp; 82'446 &amp; 9'374\\</text:p>
      <text:p text:style-name="P1"><text:s/>\hline</text:p>
      <text:p text:style-name="P1"><text:s/>\end{tabular}}</text:p>
      <text:p text:style-name="P1">\end{center}</text:p>
      <text:p text:style-name="P1">\end{table}</text:p>
      <text:p text:style-name="P1"><text:soft-page-break/></text:p>
      <text:p text:style-name="P1">{\scriptsize\begin{table}[!ht]</text:p>
      <text:p text:style-name="P1">\begin{center}</text:p>
      <text:p text:style-name="P1"><text:s/>\caption{Information on the designs’ hover efficiency space properties.}\vspace{1ex}</text:p>
      <text:p text:style-name="P1"><text:s/>\label{tab:tab_Octa_compare_hover}</text:p>
      <text:p text:style-name="P1"><text:s/>{\scriptsize\begin{tabular}{|c|cccc|}</text:p>
      <text:p text:style-name="P1"><text:s/>\hline</text:p>
      <text:p text:style-name="P1"><text:s text:c="2"/>Design &amp; $H_{eff,min}\ [\%]$ &amp; $H_{eff,max}\ [\%]$ &amp; $H_{eff,mean}\ [\%]$</text:p>
      <text:p text:style-name="P1"><text:s text:c="2"/>&amp; $MAD(H_{eff})\ [\%]$\\ \hline</text:p>
      <text:p text:style-name="P1"><text:s text:c="2"/>Optimal octa-copter &amp; 81.78 &amp; 96.65 &amp; 91.42 &amp; 2.7\\</text:p>
      <text:p text:style-name="P1"><text:s text:c="2"/>Omnicopter &amp; 81.64 &amp; 94.77 &amp; 89.36 &amp; 2.82\\</text:p>
      <text:p text:style-name="P1"><text:s/>\hline</text:p>
      <text:p text:style-name="P1">\end{tabular}}</text:p>
      <text:p text:style-name="P1">\end{center}</text:p>
      <text:p text:style-name="P1">\end{table}}</text:p>
      <text:p text:style-name="P1"/>
      <text:p text:style-name="P1">\clearpage</text:p>
      <text:p text:style-name="P1"/>
      <text:p text:style-name="P1">\section{Odd Designs}</text:p>
      <text:p text:style-name="P1">\label{sec:odd_designs}</text:p>
      <text:p text:style-name="P1"/>
      <text:p text:style-name="P1">\subsection{Penta-copter}</text:p>
      <text:p text:style-name="P1">\label{sec:penta_copter}</text:p>
      <text:p text:style-name="P1"/>
      <text:p text:style-name="P1">The next MAV design presented is interesting, indeed, the optimization tool</text:p>
      <text:p text:style-name="P1">converged to an optimal solution, which is very odd. This result was obtained</text:p>
      <text:p text:style-name="P1">when solving the morphology optimization problem for a five-rotors drone,</text:p>
      <text:p text:style-name="P1">with as a cost function, the one that maximizes the force, the torque and the</text:p>
      <text:p text:style-name="P1">hover efficiency in all directions. For this optimization, $\beta_{arm,1}$</text:p>
      <text:p text:style-name="P1">$\beta_{arm,2}$ and $\theta_{arm,1}$ are forced to be zero,</text:p>
      <text:p text:style-name="P1">in order for the tool to have less parameters to optimize and thus to be more</text:p>
      <text:p text:style-name="P1"><text:soft-page-break/>precise. The morphology obtained is represented in \Cref{fig:Pentacopter_odd}</text:p>
      <text:p text:style-name="P1">and its parameters are:</text:p>
      <text:p text:style-name="P1"/>
      <text:p text:style-name="P1">{\scriptsize\begin{itemize}</text:p>
      <text:p text:style-name="P1"><text:s text:c="2"/>\item $n\ =\ 5$</text:p>
      <text:p text:style-name="P1"><text:s text:c="2"/>\item $\beta_{arm}\ =\ [0^{\circ},\ <text:s/>0^{\circ},\ <text:s/>36.89^{\circ},\ <text:s/>-58.46^{\circ},\ <text:s text:c="2"/>41.45^{\circ}]$</text:p>
      <text:p text:style-name="P1"><text:s text:c="2"/>\item $\theta_{arm}\ =\ [0^{\circ},\ <text:s/>30.3^{\circ},\ <text:s/>-16.13^{\circ},\ <text:s/>-5.46^{\circ},\ <text:s/>-33.37^{\circ}]$</text:p>
      <text:p text:style-name="P1"><text:s text:c="2"/>\item $L\ =\ 0.5\ [m]$</text:p>
      <text:p text:style-name="P1">\end{itemize}}</text:p>
      <text:p text:style-name="P1"/>
      <text:p text:style-name="P1">In order to understand why the optimization tool found this unique design,</text:p>
      <text:p text:style-name="P1">that no one in their right mind would come up with, a comparison with the</text:p>
      <text:p text:style-name="P1">standard tilting-rotors penta-copter is proposed. First, to <text:s/>visual comparison of the</text:p>
      <text:p text:style-name="P1">two designs is found in \Cref{fig:Pentacopter_result}.</text:p>
      <text:p text:style-name="P1"/>
      <text:p text:style-name="P1">\begin{figure}[!ht]</text:p>
      <text:p text:style-name="P1"><text:s text:c="2"/>\begin{subfigure}[b]{0.45\textwidth}</text:p>
      <text:p text:style-name="P1"><text:s text:c="4"/>\includegraphics[width=\linewidth]{images/Pentacopter_odd.jpg}</text:p>
      <text:p text:style-name="P1"><text:s text:c="4"/>\caption{Optimal penta-copter.} \label{fig:Pentacopter_odd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5\textwidth}</text:p>
      <text:p text:style-name="P1"><text:s text:c="4"/>\includegraphics[width=\linewidth]{images/Pentacopter_standard.jpg}</text:p>
      <text:p text:style-name="P1"><text:s text:c="4"/>\caption{Penta-copter standard.} \label{fig:Pentacopter_standard}</text:p>
      <text:p text:style-name="P1"><text:s text:c="2"/>\end{subfigure}</text:p>
      <text:p text:style-name="P1"><text:s text:c="2"/>\caption{Schematic of different possible designs for a Penta-copter.}</text:p>
      <text:p text:style-name="P1"><text:s text:c="2"/>\label{fig:Pentacopter_result}</text:p>
      <text:p text:style-name="P1">\end{figure}</text:p>
      <text:p text:style-name="P1"/>
      <text:p text:style-name="P1">Even though in this optimal penta-copter the arm angles seems very</text:p>
      <text:p text:style-name="P1"><text:soft-page-break/>peculiar, the propeller appear to be quite evenly disposed around the</text:p>
      <text:p text:style-name="P1">MAV. Hence, when looking at <text:s/>\Cref{fig:penta_fspace} and</text:p>
      <text:p text:style-name="P1">\Cref{fig:penta_tspace} the force and torque spaces of the</text:p>
      <text:p text:style-name="P1">optimal penta-copter are close to a sphere’s shape, and when</text:p>
      <text:p text:style-name="P1">looking at \Cref{fig:penta_hspace} the hover efficiency</text:p>
      <text:p text:style-name="P1">displayed by this design seems outstanding. And when</text:p>
      <text:p text:style-name="P1">examining the values showed in \Cref{tab:tab_Penta_compare_force},</text:p>
      <text:p text:style-name="P1">\Cref{tab:tab_Penta_compare_torque} and \Cref{tab:tab_Penta_compare_hover}</text:p>
      <text:p text:style-name="P1">the first impression are confirmed, despite rather low minimal attainable</text:p>
      <text:p text:style-name="P1">force and torque, this optimal design shows a very good average hover</text:p>
      <text:p text:style-name="P1">efficiency.</text:p>
      <text:p text:style-name="P1"/>
      <text:p text:style-name="P1">\begin{table}[!ht]</text:p>
      <text:p text:style-name="P1">\begin{center}</text:p>
      <text:p text:style-name="P1"><text:s/>\caption{Information on the designs’ force space properties.}\vspace{1ex}</text:p>
      <text:p text:style-name="P1"><text:s/>\label{tab:tab_Penta_compare_force}</text:p>
      <text:p text:style-name="P1"><text:s/>\resizebox{\textwidth}{!}{\begin{tabular}{|c|cccccc|}</text:p>
      <text:p text:style-name="P1"><text:s/>\hline</text:p>
      <text:p text:style-name="P1"><text:s/>Design &amp; $F_{min}\ [N]$ &amp; $F_{max}\ [N]$ &amp; $F_{mean}\ [N]$ &amp; $MAD(F)\ [N]$</text:p>
      <text:p text:style-name="P1"><text:s/>&amp; Force space volume $[N^3]$&amp; Force space surface $[N^2]$\\ \hline</text:p>
      <text:p text:style-name="P1"><text:s/>Optimal &amp; 26.03 &amp; 36.22 &amp; 33.69 &amp; 1.39 &amp; 160'333 &amp; 14'626\\</text:p>
      <text:p text:style-name="P1"><text:s/>Standard &amp; 26.24 &amp; 43.42 &amp; 31.93 &amp; 3.25 &amp; 146'006 &amp; 14'137\\</text:p>
      <text:p text:style-name="P1"><text:s/>\hline</text:p>
      <text:p text:style-name="P1"><text:s/>\end{tabular}}</text:p>
      <text:p text:style-name="P1">\end{center}</text:p>
      <text:p text:style-name="P1">\end{table}</text:p>
      <text:p text:style-name="P1"/>
      <text:p text:style-name="P1">\begin{table}[!ht]</text:p>
      <text:p text:style-name="P1">\begin{center}</text:p>
      <text:p text:style-name="P1"><text:s/>\caption{Information on the designs’ torque space properties.}\vspace{1ex}</text:p>
      <text:p text:style-name="P1"><text:s/>\label{tab:tab_Penta_compare_torque}</text:p>
      <text:p text:style-name="P1"><text:soft-page-break/><text:s/>\resizebox{\textwidth}{!}{\begin{tabular}{|c|cccccc|}</text:p>
      <text:p text:style-name="P1"><text:s/>\hline</text:p>
      <text:p text:style-name="P1"><text:s/>Design &amp; $M_{min}\ [Nm]$ &amp; $M_{max}\ [Nm]$ &amp; $M_{mean}\ [Nm]$ &amp; $MAD(M)\ [Nm]$</text:p>
      <text:p text:style-name="P1"><text:s/>&amp; Torque space volume $[N^3m^3]$ &amp; Torque space surface $[N^2m^2]$\\ \hline</text:p>
      <text:p text:style-name="P1"><text:s/>Optimal &amp; 12.85 &amp; 18.2 &amp; 16.93 &amp; 0.7 &amp; 20'358 &amp; 3'741\\</text:p>
      <text:p text:style-name="P1"><text:s/>Standard &amp; 10.9 &amp; 21.8 &amp; 16 &amp; 1.63 &amp; 18'409 &amp; 3'580\\</text:p>
      <text:p text:style-name="P1"><text:s/>\hline</text:p>
      <text:p text:style-name="P1"><text:s/>\end{tabular}}</text:p>
      <text:p text:style-name="P1">\end{center}</text:p>
      <text:p text:style-name="P1">\end{table}</text:p>
      <text:p text:style-name="P1"/>
      <text:p text:style-name="P1">\begin{table}[!ht]</text:p>
      <text:p text:style-name="P1">\begin{center}</text:p>
      <text:p text:style-name="P1"><text:s/>\caption{Information on the designs’ hover efficiency space properties.}\vspace{1ex}</text:p>
      <text:p text:style-name="P1"><text:s/>\label{tab:tab_Penta_compare_hover}</text:p>
      <text:p text:style-name="P1"><text:s text:c="2"/>{\scriptsize\begin{tabular}{|c|cccc|}</text:p>
      <text:p text:style-name="P1"><text:s/>\hline</text:p>
      <text:p text:style-name="P1"><text:s text:c="2"/>Design &amp; $H_{eff,min}\ [\%]$ &amp; $H_{eff,max}\ [\%]$ &amp; $H_{eff,mean}\ [\%]$</text:p>
      <text:p text:style-name="P1"><text:s text:c="2"/>&amp; $MAD(H_{eff})\ [\%]$\\ \hline</text:p>
      <text:p text:style-name="P1"><text:s text:c="2"/>Optimal &amp; 80.33 &amp; 99.4 &amp; 90.96 &amp; 3\\</text:p>
      <text:p text:style-name="P1"><text:s text:c="2"/>Standard &amp; 77.25 &amp; 100 &amp; 84.38 &amp; 5.2\\</text:p>
      <text:p text:style-name="P1"><text:s/>\hline</text:p>
      <text:p text:style-name="P1">\end{tabular}}</text:p>
      <text:p text:style-name="P1">\end{center}</text:p>
      <text:p text:style-name="P1">\end{table}</text:p>
      <text:p text:style-name="P1"/>
      <text:p text:style-name="P1">\begin{figure}[!ht]</text:p>
      <text:p text:style-name="P1"><text:s text:c="2"/>\resizebox{\textwidth}{!}{\begin{subfigure}[b]{0.5\textwidth}</text:p>
      <text:p text:style-name="P1"><text:s text:c="4"/>\includegraphics[width=\linewidth]{images/Penta_fspace.jpg}</text:p>
      <text:p text:style-name="P1"><text:s text:c="4"/>\caption{Attainable force space.} \label{fig:penta_fspace}</text:p>
      <text:p text:style-name="P1"><text:s text:c="2"/>\end{subfigure}</text:p>
      <text:p text:style-name="P1"><text:soft-page-break/><text:s text:c="2"/>\hspace*{\fill} % separation between the subfigures</text:p>
      <text:p text:style-name="P1"><text:s text:c="2"/>\begin{subfigure}[b]{0.45\textwidth}</text:p>
      <text:p text:style-name="P1"><text:s text:c="4"/>\includegraphics[width=\linewidth]{images/Penta_tspace.jpg}</text:p>
      <text:p text:style-name="P1"><text:s text:c="4"/>\caption{Attainable torque space.} \label{fig:penta_tspace}</text:p>
      <text:p text:style-name="P1"><text:s text:c="2"/>\end{subfigure}</text:p>
      <text:p text:style-name="P1"><text:s text:c="2"/>\begin{subfigure}[b]{0.5\textwidth}</text:p>
      <text:p text:style-name="P1"><text:s text:c="4"/>\includegraphics[width=\linewidth]{images/Penta_hspace.jpg}</text:p>
      <text:p text:style-name="P1"><text:s text:c="4"/>\caption{Hover efficiency in every orientation.} \label{fig:penta_hspace}</text:p>
      <text:p text:style-name="P1"><text:s text:c="2"/>\end{subfigure}}</text:p>
      <text:p text:style-name="P1"><text:s text:c="2"/>\caption{Visual representation of the abilities of the optimal penta-copter.}</text:p>
      <text:p text:style-name="P1"><text:s text:c="2"/>\label{fig:Pentacopter_spaces}</text:p>
      <text:p text:style-name="P1">\end{figure}</text:p>
      <text:p text:style-name="P1"/>
      <text:p text:style-name="P1">\begin{figure}[!ht]</text:p>
      <text:p text:style-name="P1"><text:s text:c="2"/>\resizebox{\textwidth}{!}{\begin{subfigure}[b]{0.55\textwidth}</text:p>
      <text:p text:style-name="P1"><text:s text:c="4"/>\includegraphics[width=\linewidth]{images/Penta_standard_fspace.jpg}</text:p>
      <text:p text:style-name="P1"><text:s text:c="4"/>\caption{Attainable force space.} \label{fig:penta_standard_fspace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Penta_standard_tspace.jpg}</text:p>
      <text:p text:style-name="P1"><text:s text:c="4"/>\caption{Attainable torque space.} \label{fig:penta_standard_tspace}</text:p>
      <text:p text:style-name="P1"><text:s text:c="2"/>\end{subfigure}</text:p>
      <text:p text:style-name="P1"><text:s text:c="2"/>\begin{subfigure}[b]{0.45\textwidth}</text:p>
      <text:p text:style-name="P1"><text:s text:c="4"/>\includegraphics[width=\linewidth]{images/Penta_standard_hspace.jpg}</text:p>
      <text:p text:style-name="P1"><text:s text:c="4"/>\caption{Hover efficiency in every orientation.} \label{fig:penta_standard_hspace}</text:p>
      <text:p text:style-name="P1"><text:s text:c="2"/>\end{subfigure}}</text:p>
      <text:p text:style-name="P1"><text:s text:c="2"/>\caption{Visual representation of the abilities of the standard penta-copter.}</text:p>
      <text:p text:style-name="P1"><text:s text:c="2"/>\label{fig:penta_standard_spaces}</text:p>
      <text:p text:style-name="P1">\end{figure}</text:p>
      <text:p text:style-name="P1"/>
      <text:p text:style-name="P1"><text:soft-page-break/>\subsection{Hepta-copter}</text:p>
      <text:p text:style-name="P1">\label{sec:hepta_copter}</text:p>
      <text:p text:style-name="P1"/>
      <text:p text:style-name="P1">The last design of this section is a very interesting design. Once more optimizing</text:p>
      <text:p text:style-name="P1">the arm angles in order to obtain the maximal minimum attainable force and torque,</text:p>
      <text:p text:style-name="P1">this result was obtained from the tool. The design is represented in</text:p>
      <text:p text:style-name="P1">\Cref{fig:Heptacopter}and is defined by:</text:p>
      <text:p text:style-name="P1"/>
      <text:p text:style-name="P1">{\scriptsize\begin{itemize}</text:p>
      <text:p text:style-name="P1"><text:s text:c="2"/>\item $n\ =\ 7$</text:p>
      <text:p text:style-name="P1"><text:s text:c="2"/>\item $\beta_{arm}\ =\ [35.26^{\circ},\ <text:s/>35.26^{\circ},\ <text:s/>35.26^{\circ},\ <text:s/>35.26^{\circ},\</text:p>
      <text:p text:style-name="P1"><text:s text:c="26"/>35.26^{\circ},\ <text:s/>35.26^{\circ},\ <text:s/>35.26^{\circ}]$</text:p>
      <text:p text:style-name="P1"><text:s text:c="2"/>\item $\theta_{arm}\ =\ [0^{\circ},\ <text:s/>0^{\circ},\ <text:s/>0^{\circ},\ <text:s/>0^{\circ},\ <text:s/>0^{\circ},\</text:p>
      <text:p text:style-name="P1"><text:s text:c="28"/>0^{\circ},\ <text:s/>0^{\circ}]$</text:p>
      <text:p text:style-name="P1"><text:s text:c="2"/>\item $L\ =\ 0.5\ [m]$</text:p>
      <text:p text:style-name="P1">\end{itemize}}</text:p>
      <text:p text:style-name="P1"/>
      <text:p text:style-name="P1">The $\beta_{arm}$ fully converged to the $\beta_{PS}$ angle, but in contrast with the</text:p>
      <text:p text:style-name="P1">optimal designs with an even number of propeller, this optimal design have all its arms</text:p>
      <text:p text:style-name="P1">oriented downwards. As explained in \Cref{sec:quad_copter}, the designs with the arms</text:p>
      <text:p text:style-name="P1">oriented of $\beta_{PS}$ downwards and the design with the arms alternatively oriented</text:p>
      <text:p text:style-name="P1">of $\beta_{PS}$ upwards and downwards are equivalent (for an even number of propeller).</text:p>
      <text:p text:style-name="P1">The only difference is a change in the CoM position. However, for the designs with an odd</text:p>
      <text:p text:style-name="P1">number of propellers, the arms can not be alternatively oriented of $\beta_{PS}$ upwards</text:p>
      <text:p text:style-name="P1">and downwards. This would lead to two consecutive arms tilted downwards or upwards</text:p>
      <text:p text:style-name="P1">and thus an unbalanced design. However, despite the control inconvenience due to the</text:p>
      <text:p text:style-name="P1">CoM offset, this hepta-copter optimal design is very interesting, because the arms</text:p>
      <text:p text:style-name="P1">oriented downwards would leave place on the top of the MAV for a manipulator with</text:p>
      <text:p text:style-name="P1">a descent task space. Furthermore, when analyzing this design’s hover efficiency space</text:p>
      <text:p text:style-name="P1">in \Cref{fig:Hepta_hspace} one can notice that except when the drone is in its initial</text:p>
      <text:p text:style-name="P1">position as in \Cref{fig:Heptacopter}), the drone displays a very good hover efficiency.</text:p>
      <text:p text:style-name="P1"><text:soft-page-break/>It would thus be a perfect design for aerial manipulation.</text:p>
      <text:p text:style-name="P1"/>
      <text:p text:style-name="P1">\begin{figure}[!ht]</text:p>
      <text:p text:style-name="P1"><text:s text:c="2"/>\begin{center}</text:p>
      <text:p text:style-name="P1"><text:s text:c="4"/>\resizebox{\textwidth}{!}{\begin{subfigure}[b]{0.4\textwidth}</text:p>
      <text:p text:style-name="P1"><text:s text:c="6"/>\includegraphics[width=\linewidth]{images/Heptacopter.jpg}</text:p>
      <text:p text:style-name="P1"><text:s text:c="6"/>\caption{Hover efficiency space.} \label{fig:Heptacopter}</text:p>
      <text:p text:style-name="P1"><text:s text:c="4"/>\end{subfigure}</text:p>
      <text:p text:style-name="P1"><text:s text:c="4"/>\hspace*{\fill} % separation between the subfigures</text:p>
      <text:p text:style-name="P1"><text:s text:c="4"/>\begin{subfigure}[b]{0.45\textwidth}</text:p>
      <text:p text:style-name="P1"><text:s text:c="6"/>\includegraphics[width=\linewidth]{images/Heptacopter_standard.jpg}</text:p>
      <text:p text:style-name="P1"><text:s text:c="6"/>\caption{Hover efficiency space.} \label{fig:Heptacopter_standars}</text:p>
      <text:p text:style-name="P1"><text:s text:c="4"/>\end{subfigure}}</text:p>
      <text:p text:style-name="P1"><text:s text:c="4"/>\resizebox{\textwidth}{!}{\begin{subfigure}[b]{0.5\textwidth}</text:p>
      <text:p text:style-name="P1"><text:s text:c="6"/>\includegraphics[width=\linewidth]{images/Hepta_opt_hspace.jpg}</text:p>
      <text:p text:style-name="P1"><text:s text:c="6"/>\caption{Optimal design hover efficiency space.} \label{fig:Hepta_opt_hspace}</text:p>
      <text:p text:style-name="P1"><text:s text:c="4"/>\end{subfigure}</text:p>
      <text:p text:style-name="P1"><text:s text:c="4"/>\hspace*{\fill} % separation between the subfigures</text:p>
      <text:p text:style-name="P1"><text:s text:c="4"/>\begin{subfigure}[b]{0.5\textwidth}</text:p>
      <text:p text:style-name="P1"><text:s text:c="6"/>\includegraphics[width=\linewidth]{images/Hepta_hspace.jpg}</text:p>
      <text:p text:style-name="P1"><text:s text:c="6"/>\caption{Standard design hover efficiency space.} \label{fig:Hepta_hspace}</text:p>
      <text:p text:style-name="P1"><text:s text:c="4"/>\end{subfigure}}</text:p>
      <text:p text:style-name="P1"><text:s text:c="4"/>\caption{Visual representation of the optimal Hepta-copter capabilities.}</text:p>
      <text:p text:style-name="P1"><text:s text:c="4"/>\label{fig:Heptacopter_result}</text:p>
      <text:p text:style-name="P1"><text:s text:c="2"/>\end{center}</text:p>
      <text:p text:style-name="P1">\end{figure}</text:p>
      <text:p text:style-name="P1"/>
      <text:p text:style-name="P1">\section{Comparison of Different Designs}</text:p>
      <text:p text:style-name="P1">\label{sec:comparison}</text:p>
      <text:p text:style-name="P1"/>
      <text:p text:style-name="P2">From the result<text:span text:style-name="T1">s</text:span> discussed above, it is possible to draw a <text:span text:style-name="T1">general law on the</text:span></text:p>
      <text:p text:style-name="P3"><text:soft-page-break/><text:span text:style-name="T1"><text:s/>omni-directional MAVs with tilting rotors. Indeed, the design of a n-rotors</text:span></text:p>
      <text:p text:style-name="P4"><text:span text:style-name="T1">MAV is optimally omni-drectional when the arms of the drone are evenly</text:span></text:p>
      <text:p text:style-name="P4"><text:span text:style-name="T1">distributed on the horizontal plane, and when they all form an angle of</text:span></text:p>
      <text:p text:style-name="P4"><text:span text:style-name="T1">$|\beta|\ =\ 35.26^{\circ}$ with the same horizontal plane. Furthermore, the</text:span></text:p>
      <text:p text:style-name="P4"><text:span text:style-name="T1">$\beta$ angles have to be alternatively oriented upwards and downwards if n</text:span></text:p>
      <text:p text:style-name="P5">is even, or all oriented downwards if <text:span text:style-name="T2">n is odd. The designs arising from this </text:span></text:p>
      <text:p text:style-name="P5"><text:span text:style-name="T2">law for $n\ = \ 3$ to $n\ = \ 8$ are represented in \Cref{fig:Compare_all_regular_designs}</text:span></text:p>
      <text:p text:style-name="P6">And the information on their abilities are shown in <text:span text:style-name="T2">\Cref{tab:tab_all_compare_force},</text:span></text:p>
      <text:p text:style-name="P6"><text:span text:style-name="T2">\Cref{tab:tab_all_compare_</text:span>torque<text:span text:style-name="T2">} </text:span>and <text:span text:style-name="T2">\Cref{tab:tab_all_compare_</text:span>hover<text:span text:style-name="T2">}.</text:span></text:p>
      <text:p text:style-name="P6">From there, depending on the<text:span text:style-name="T3">ir</text:span> need<text:span text:style-name="T3">s,</text:span> <text:span text:style-name="T3">one can choose one of those designs.</text:span></text:p>
      <text:p text:style-name="P7">For instance, if the aim is to do aerial manipulation with descent payloads the</text:p>
      <text:p text:style-name="P7">hepta-copter seems to be ideal. In contrast with the hexa-copter, which would not</text:p>
      <text:p text:style-name="P7">be the ideal design to <text:span text:style-name="T4">mount a manipulator, but would perform well when filming or taking</text:span></text:p>
      <text:p text:style-name="P9">picture in any position at any orientation <text:span text:style-name="T5">for as an example bridge inspection or film</text:span></text:p>
      <text:p text:style-name="P9"><text:span text:style-name="T5">making.</text:span></text:p>
      <text:p text:style-name="P8"/>
      <text:p text:style-name="P1">\begin{figure}[!ht]</text:p>
      <text:p text:style-name="P1"><text:s text:c="2"/>\resizebox{\textwidth}{!}{\begin{subfigure}[b]{0.5\textwidth}</text:p>
      <text:p text:style-name="P1"><text:s text:c="4"/>\includegraphics[width=\linewidth]{images/Tricopter.jpg}</text:p>
      <text:p text:style-name="P1"><text:s text:c="4"/>\caption{Tri-copter.} \label{fig:comp_tri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Quadcopter.jpg}</text:p>
      <text:p text:style-name="P1"><text:s text:c="4"/>\caption{Quad-copter.} \label{fig:comp_quad}</text:p>
      <text:p text:style-name="P1"><text:s text:c="2"/>\end{subfigure}</text:p>
      <text:p text:style-name="P1"><text:s text:c="2"/>\begin{subfigure}[b]{0.5\textwidth}</text:p>
      <text:p text:style-name="P1"><text:s text:c="4"/>\includegraphics[width=\linewidth]{images/Pentacopter.jpg}</text:p>
      <text:p text:style-name="P1"><text:s text:c="4"/>\caption{Penta-copter.} \label{fig:comp_penta}</text:p>
      <text:p text:style-name="P1"><text:s text:c="2"/>\end{subfigure}}</text:p>
      <text:p text:style-name="P1"><text:s text:c="2"/>\resizebox{\textwidth}{!}{\begin{subfigure}[b]{0.5\textwidth}</text:p>
      <text:p text:style-name="P1"><text:soft-page-break/><text:s text:c="4"/>\includegraphics[width=\linewidth]{images/Hexacopter.jpg}</text:p>
      <text:p text:style-name="P1"><text:s text:c="4"/>\caption{Hexa-copter.} \label{fig:comp_hexa}</text:p>
      <text:p text:style-name="P1"><text:s text:c="2"/>\end{subfigure}</text:p>
      <text:p text:style-name="P1"><text:s text:c="2"/>\hspace*{\fill} % separation between the subfigures</text:p>
      <text:p text:style-name="P1"><text:s text:c="2"/>\begin{subfigure}[b]{0.5\textwidth}</text:p>
      <text:p text:style-name="P1"><text:s text:c="4"/>\includegraphics[width=\linewidth]{images/Heptacopter.jpg}</text:p>
      <text:p text:style-name="P1"><text:s text:c="4"/>\caption{Hepta-copter.} \label{fig:comp_hepta}</text:p>
      <text:p text:style-name="P1"><text:s text:c="2"/>\end{subfigure}</text:p>
      <text:p text:style-name="P1"><text:s text:c="2"/>\begin{subfigure}[b]{0.5\textwidth}</text:p>
      <text:p text:style-name="P1"><text:s text:c="4"/>\includegraphics[width=\linewidth]{images/Octacopter.jpg}</text:p>
      <text:p text:style-name="P1"><text:s text:c="4"/>\caption{Octa-copter.} \label{fig:comp_octo}</text:p>
      <text:p text:style-name="P1"><text:s text:c="2"/>\end{subfigure}}</text:p>
      <text:p text:style-name="P1"><text:s text:c="2"/>\caption{Representation of all the optimal designs.}</text:p>
      <text:p text:style-name="P1"><text:s text:c="2"/>\label{fig:Compare_all_regular_designs}</text:p>
      <text:p text:style-name="P1">\end{figure}</text:p>
      <text:p text:style-name="P1"/>
      <text:p text:style-name="P1">\begin{table}[!ht]</text:p>
      <text:p text:style-name="P1"><text:s text:c="2"/>\begin{center}</text:p>
      <text:p text:style-name="P1"><text:s text:c="3"/>\caption{Comparison between all the different optimal designs' force space properties.}\vspace{1ex}</text:p>
      <text:p text:style-name="P1"><text:s text:c="3"/>\label{tab:tab_all_compare_force}</text:p>
      <text:p text:style-name="P1"><text:s text:c="3"/>\resizebox{\textwidth}{!}{\begin{tabular}{|l|cccccc|}</text:p>
      <text:p text:style-name="P1"><text:s text:c="5"/>\hline</text:p>
      <text:p text:style-name="P1"><text:s text:c="5"/>Design &amp; $F_{min}\ [N]$ &amp; $F_{max}\ [N]$ &amp; $F_{mean}\ [N]$ &amp; $MAD(F)\ [N]$</text:p>
      <text:p text:style-name="P1"><text:s text:c="5"/>&amp; Force space volume $[N^3]$&amp; Force space surface $[N^2]$\\ \hline</text:p>
      <text:p text:style-name="P1"><text:s text:c="5"/>Tri-copter &amp; <text:s/>17.37 &amp; 21.27 &amp; 19.73 &amp; 1.1 &amp; 33'217 &amp; 5'313\\</text:p>
      <text:p text:style-name="P1"><text:s text:c="5"/>Quad-copter &amp; 23.23 &amp; 28.37 &amp; 26.87 &amp; 0.86 &amp; 81'710 &amp; 9'326\\</text:p>
      <text:p text:style-name="P1"><text:s text:c="5"/>Penta-copter &amp; 28.95 &amp; 35.46 &amp; 29.39 &amp; 0.46 &amp; 107'463 &amp; 11'130\\</text:p>
      <text:p text:style-name="P1"><text:s text:c="5"/>Hexa-copter &amp; 34.74 &amp; 42.55 &amp; 39.52 &amp; 2.21 &amp; 267'010 &amp; 20'922\\</text:p>
      <text:p text:style-name="P1"><text:s text:c="5"/>Hepta-copter &amp; 39.96 &amp; 49.44 &amp; 47.18 &amp; 0.96 &amp; 447'344 &amp; 28'929\\</text:p>
      <text:p text:style-name="P1"><text:s text:c="5"/>Octa-copter &amp; 44.7 &amp; 58.78 &amp; 53.95 &amp; 0.94 &amp; 669'339 &amp; 37'625\\</text:p>
      <text:p text:style-name="P1"><text:soft-page-break/><text:s text:c="5"/>\hline</text:p>
      <text:p text:style-name="P1"><text:s text:c="3"/>\end{tabular}}</text:p>
      <text:p text:style-name="P1"><text:s text:c="2"/>\end{center}</text:p>
      <text:p text:style-name="P1">\end{table}</text:p>
      <text:p text:style-name="P1"/>
      <text:p text:style-name="P1">\begin{table}[!ht]</text:p>
      <text:p text:style-name="P1"><text:s text:c="2"/>\begin{center}</text:p>
      <text:p text:style-name="P1"><text:s text:c="3"/>\caption{Comparison between all the different optimal designs' torque space properties.}\vspace{1ex}</text:p>
      <text:p text:style-name="P1"><text:s text:c="3"/>\label{tab:tab_all_compare_torque}</text:p>
      <text:p text:style-name="P1"><text:s text:c="3"/>\resizebox{\textwidth}{!}{\begin{tabular}{|l|cccccc|}</text:p>
      <text:p text:style-name="P1"><text:s text:c="5"/>\hline</text:p>
      <text:p text:style-name="P1"><text:s text:c="5"/>Design &amp; $M_{min}\ [Nm]$ &amp; $M_{max}\ [Nm]$ &amp; $M_{mean}\ [Nm]$ &amp; $MAD(M)\ [Nm]$</text:p>
      <text:p text:style-name="P1"><text:s text:c="5"/>&amp; Torque space volume $[N^3m^3]$ &amp; Torque space surface $[N^2m^2]$\\ \hline</text:p>
      <text:p text:style-name="P1"><text:s text:c="5"/>Tri-copter &amp; 8.7 &amp; 10.67 &amp; 9.87 &amp; 0.56 &amp; 4'158 &amp; 1'379\\</text:p>
      <text:p text:style-name="P1"><text:s text:c="5"/>Quad-copter &amp; 11.65 &amp; 14.23 &amp; 13.47 &amp; 0.43 &amp; 10'300 &amp; 2'348\\</text:p>
      <text:p text:style-name="P1"><text:s text:c="5"/>Penta-copter &amp; 14.52 &amp; 17.78 &amp; 14.74 &amp; 0.23 &amp; 13'555 &amp; 2'800\\</text:p>
      <text:p text:style-name="P1"><text:s text:c="5"/>Hexa-copter &amp; 17.42 &amp; 21.34 &amp; 19.82 &amp; 1.1 &amp; 33'687 &amp; 5'230\\</text:p>
      <text:p text:style-name="P1"><text:s text:c="5"/>Hepta-copter &amp; 20.04 &amp; 24.8 &amp; 23.66 &amp; 0.48 &amp; 56'403 &amp; 7'304\\</text:p>
      <text:p text:style-name="P1"><text:s text:c="5"/>Octa-copter &amp; 22.4 &amp; 29.48 &amp; 27 &amp; 0.47 &amp; 84'417 &amp; 9'463\\</text:p>
      <text:p text:style-name="P1"><text:s text:c="5"/>\hline</text:p>
      <text:p text:style-name="P1"><text:s text:c="3"/>\end{tabular}}</text:p>
      <text:p text:style-name="P1"><text:s text:c="2"/>\end{center}</text:p>
      <text:p text:style-name="P1">\end{table}</text:p>
      <text:p text:style-name="P1"/>
      <text:p text:style-name="P1">\begin{table}[!ht]</text:p>
      <text:p text:style-name="P1"><text:s text:c="2"/>\begin{center}</text:p>
      <text:p text:style-name="P1"><text:s text:c="3"/>\caption{Comparison between all the different optimal designs' hover efficiency space properties.}\vspace{1ex}</text:p>
      <text:p text:style-name="P1"><text:s text:c="3"/>\label{tab:tab_all_compare_hover}</text:p>
      <text:p text:style-name="P1"><text:s text:c="5"/>{\scriptsize\begin{tabular}{|l|cccc|}</text:p>
      <text:p text:style-name="P1"><text:soft-page-break/><text:s text:c="7"/>\hline</text:p>
      <text:p text:style-name="P1"><text:s text:c="8"/>Design &amp; $H_{eff,min}\ [\%]$ &amp; $H_{eff,max}\ [\%]$ &amp; $H_{eff,mean}\ [\%]$</text:p>
      <text:p text:style-name="P1"><text:s text:c="8"/>&amp; $MAD(H_{eff})\ [\%]$\\ \hline</text:p>
      <text:p text:style-name="P1"><text:s text:c="8"/>Tri-copter &amp; 81.65 &amp; 99 &amp; 87.22 &amp; 4.42\\</text:p>
      <text:p text:style-name="P1"><text:s text:c="8"/>Quads-copter &amp; 81.65 &amp; 94.73 &amp; 87.1 &amp; 2.6\\</text:p>
      <text:p text:style-name="P1"><text:s text:c="8"/>Penta-copter &amp; 81.65 &amp; 91.43 &amp; 85.35 &amp; 1.49\\</text:p>
      <text:p text:style-name="P1"><text:s text:c="8"/>Hexa-copter &amp; 81.65 &amp; 100 &amp; 88.92 &amp; 4.43\\</text:p>
      <text:p text:style-name="P1"><text:s text:c="8"/>Hepta-copter &amp; 80.88 &amp; 95.23 &amp; 91.1 &amp; 2.4 \\</text:p>
      <text:p text:style-name="P1"><text:s text:c="8"/>Octa-copter &amp; 81.78 &amp; 96.65 &amp; 91.42 &amp; 2.7\\</text:p>
      <text:p text:style-name="P1"><text:s text:c="7"/>\hline</text:p>
      <text:p text:style-name="P1"><text:s text:c="4"/>\end{tabular}}</text:p>
      <text:p text:style-name="P1"><text:s text:c="2"/>\end{center}</text:p>
      <text:p text:style-name="P1">\end{tabl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in" fo:margin-bottom="0.1575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in" fo:margin-bottom="0.1181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in" fo:margin-bottom="0.0783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1" style:display-name="Conten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Gliederung_20_2" style:display-name="Content~LT~Gliederung 2" style:family="paragraph" style:parent-style-name="Conten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3" style:display-name="Content~LT~Gliederung 3" style:family="paragraph" style:parent-style-name="Conten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7e_LT_7e_Gliederung_20_4" style:display-name="Content~LT~Gliederung 4" style:family="paragraph" style:parent-style-name="Conten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7e_LT_7e_Gliederung_20_5" style:display-name="Content~LT~Gliederung 5" style:family="paragraph" style:parent-style-name="Conten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7e_LT_7e_Gliederung_20_6" style:display-name="Content~LT~Gliederung 6" style:family="paragraph" style:parent-style-name="Conten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7" style:display-name="Content~LT~Gliederung 7" style:family="paragraph" style:parent-style-name="Conten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8" style:display-name="Content~LT~Gliederung 8" style:family="paragraph" style:parent-style-name="Conten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9" style:display-name="Content~LT~Gliederung 9" style:family="paragraph" style:parent-style-name="Conten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Titel" style:display-name="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Untertitel" style:display-name="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Notizen" style:display-name="Content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Hintergrundobjekte" style:display-name="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7e_LT_7e_Hintergrund" style:display-name="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_7e_LT_7e_Gliederung_20_1" style:display-name="End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Gliederung_20_2" style:display-name="End~LT~Gliederung 2" style:family="paragraph" style:parent-style-name="End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nd_7e_LT_7e_Gliederung_20_3" style:display-name="End~LT~Gliederung 3" style:family="paragraph" style:parent-style-name="End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nd_7e_LT_7e_Gliederung_20_4" style:display-name="End~LT~Gliederung 4" style:family="paragraph" style:parent-style-name="End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5" style:display-name="End~LT~Gliederung 5" style:family="paragraph" style:parent-style-name="End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6" style:display-name="End~LT~Gliederung 6" style:family="paragraph" style:parent-style-name="End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7" style:display-name="End~LT~Gliederung 7" style:family="paragraph" style:parent-style-name="End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8" style:display-name="End~LT~Gliederung 8" style:family="paragraph" style:parent-style-name="End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9" style:display-name="End~LT~Gliederung 9" style:family="paragraph" style:parent-style-name="End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Titel" style:display-name="End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Untertitel" style:display-name="En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Notizen" style:display-name="End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Hintergrundobjekte" style:display-name="En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_7e_LT_7e_Hintergrund" style:display-name="En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_20_1_20_Car" style:display-name="Titre 1 Car" style:family="paragraph" style:default-outline-level="">
      <style:paragraph-properties fo:text-align="start" style:justify-single-word="false" fo:orphans="2" fo:widows="2" style:writing-mode="lr-tb"/>
      <style:text-properties style:font-name="DejaVu Sans" fo:font-family="'DejaVu Sans'" style:font-family-generic="roman" style:font-pitch="variable" fo:font-size="16pt" fo:font-weight="bold" style:font-name-asian="DejaVu Sans1" style:font-family-asian="'DejaVu Sans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pple-converted-spac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.1472in" fo:margin-bottom="0.1472in" loext:contextual-spacing="false" fo:line-height="150%" fo:text-align="start" style:justify-single-word="false" fo:orphans="2" fo:widows="2" fo:text-indent="0in" style:auto-text-indent="false" style:writing-mode="lr-tb"/>
      <style:text-properties style:font-name="Helvetica" fo:font-family="Helvetica, Arial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7e_LT_7e_Gliederung_20_1" style:display-name="Content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Gliederung_20_2" style:display-name="Content_~LT~Gliederung 2" style:family="paragraph" style:parent-style-name="Content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7e_LT_7e_Gliederung_20_3" style:display-name="Content_~LT~Gliederung 3" style:family="paragraph" style:parent-style-name="Content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7e_LT_7e_Gliederung_20_4" style:display-name="Content_~LT~Gliederung 4" style:family="paragraph" style:parent-style-name="Content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7e_LT_7e_Gliederung_20_5" style:display-name="Content_~LT~Gliederung 5" style:family="paragraph" style:parent-style-name="Content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7e_LT_7e_Gliederung_20_6" style:display-name="Content_~LT~Gliederung 6" style:family="paragraph" style:parent-style-name="Content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7" style:display-name="Content_~LT~Gliederung 7" style:family="paragraph" style:parent-style-name="Content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8" style:display-name="Content_~LT~Gliederung 8" style:family="paragraph" style:parent-style-name="Content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9" style:display-name="Content_~LT~Gliederung 9" style:family="paragraph" style:parent-style-name="Content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Titel" style:display-name="Content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Untertitel" style:display-name="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Notizen" style:display-name="Content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Hintergrundobjekte" style:display-name="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7e_LT_7e_Hintergrund" style:display-name="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7e_LT_7e_Gliederung_20_1" style:display-name="Content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Gliederung_20_2" style:display-name="Content__~LT~Gliederung 2" style:family="paragraph" style:parent-style-name="Content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7e_LT_7e_Gliederung_20_3" style:display-name="Content__~LT~Gliederung 3" style:family="paragraph" style:parent-style-name="Content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7e_LT_7e_Gliederung_20_4" style:display-name="Content__~LT~Gliederung 4" style:family="paragraph" style:parent-style-name="Content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7e_LT_7e_Gliederung_20_5" style:display-name="Content__~LT~Gliederung 5" style:family="paragraph" style:parent-style-name="Content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7e_LT_7e_Gliederung_20_6" style:display-name="Content__~LT~Gliederung 6" style:family="paragraph" style:parent-style-name="Content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7" style:display-name="Content__~LT~Gliederung 7" style:family="paragraph" style:parent-style-name="Content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8" style:display-name="Content__~LT~Gliederung 8" style:family="paragraph" style:parent-style-name="Content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9" style:display-name="Content__~LT~Gliederung 9" style:family="paragraph" style:parent-style-name="Content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Titel" style:display-name="Content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Untertitel" style:display-name="Content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Notizen" style:display-name="Content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Hintergrundobjekte" style:display-name="Content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7e_LT_7e_Hintergrund" style:display-name="Content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7e_LT_7e_Gliederung_20_1" style:display-name="Content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Gliederung_20_2" style:display-name="Content___~LT~Gliederung 2" style:family="paragraph" style:parent-style-name="Content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7e_LT_7e_Gliederung_20_3" style:display-name="Content___~LT~Gliederung 3" style:family="paragraph" style:parent-style-name="Content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7e_LT_7e_Gliederung_20_4" style:display-name="Content___~LT~Gliederung 4" style:family="paragraph" style:parent-style-name="Content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7e_LT_7e_Gliederung_20_5" style:display-name="Content___~LT~Gliederung 5" style:family="paragraph" style:parent-style-name="Content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7e_LT_7e_Gliederung_20_6" style:display-name="Content___~LT~Gliederung 6" style:family="paragraph" style:parent-style-name="Content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7" style:display-name="Content___~LT~Gliederung 7" style:family="paragraph" style:parent-style-name="Content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8" style:display-name="Content___~LT~Gliederung 8" style:family="paragraph" style:parent-style-name="Content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9" style:display-name="Content___~LT~Gliederung 9" style:family="paragraph" style:parent-style-name="Content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Titel" style:display-name="Content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Untertitel" style:display-name="Content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Notizen" style:display-name="Content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Hintergrundobjekte" style:display-name="Content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7e_LT_7e_Hintergrund" style:display-name="Content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7e_LT_7e_Gliederung_20_1" style:display-name="Content____~LT~Gliederung 1" style:family="paragraph" style:default-outline-level="">
      <style:paragraph-properties fo:margin-left="0in" fo:margin-right="0in" fo:margin-top="0in" fo:margin-bottom="0.194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Gliederung_20_2" style:display-name="Content____~LT~Gliederung 2" style:family="paragraph" style:parent-style-name="Content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7e_LT_7e_Gliederung_20_3" style:display-name="Content____~LT~Gliederung 3" style:family="paragraph" style:parent-style-name="Content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7e_LT_7e_Gliederung_20_4" style:display-name="Content____~LT~Gliederung 4" style:family="paragraph" style:parent-style-name="Content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7e_LT_7e_Gliederung_20_5" style:display-name="Content____~LT~Gliederung 5" style:family="paragraph" style:parent-style-name="Content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7e_LT_7e_Gliederung_20_6" style:display-name="Content____~LT~Gliederung 6" style:family="paragraph" style:parent-style-name="Content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Gliederung_20_7" style:display-name="Content____~LT~Gliederung 7" style:family="paragraph" style:parent-style-name="Content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Gliederung_20_8" style:display-name="Content____~LT~Gliederung 8" style:family="paragraph" style:parent-style-name="Content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Gliederung_20_9" style:display-name="Content____~LT~Gliederung 9" style:family="paragraph" style:parent-style-name="Content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Titel" style:display-name="Content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Untertitel" style:display-name="Content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Notizen" style:display-name="Content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Hintergrundobjekte" style:display-name="Content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7e_LT_7e_Hintergrund" style:display-name="Content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7e_LT_7e_Gliederung_20_1" style:display-name="Content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Gliederung_20_2" style:display-name="Content_____~LT~Gliederung 2" style:family="paragraph" style:parent-style-name="Content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7e_LT_7e_Gliederung_20_3" style:display-name="Content_____~LT~Gliederung 3" style:family="paragraph" style:parent-style-name="Content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7e_LT_7e_Gliederung_20_4" style:display-name="Content_____~LT~Gliederung 4" style:family="paragraph" style:parent-style-name="Content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7e_LT_7e_Gliederung_20_5" style:display-name="Content_____~LT~Gliederung 5" style:family="paragraph" style:parent-style-name="Content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7e_LT_7e_Gliederung_20_6" style:display-name="Content_____~LT~Gliederung 6" style:family="paragraph" style:parent-style-name="Content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Gliederung_20_7" style:display-name="Content_____~LT~Gliederung 7" style:family="paragraph" style:parent-style-name="Content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Gliederung_20_8" style:display-name="Content_____~LT~Gliederung 8" style:family="paragraph" style:parent-style-name="Content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Gliederung_20_9" style:display-name="Content_____~LT~Gliederung 9" style:family="paragraph" style:parent-style-name="Content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Titel" style:display-name="Content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Untertitel" style:display-name="Content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Notizen" style:display-name="Content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Hintergrundobjekte" style:display-name="Content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7e_LT_7e_Hintergrund" style:display-name="Content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7e_LT_7e_Gliederung_20_1" style:display-name="Content_____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Gliederung_20_2" style:display-name="Content______~LT~Gliederung 2" style:family="paragraph" style:parent-style-name="Content_5f__5f_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7e_LT_7e_Gliederung_20_3" style:display-name="Content______~LT~Gliederung 3" style:family="paragraph" style:parent-style-name="Content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7e_LT_7e_Gliederung_20_4" style:display-name="Content______~LT~Gliederung 4" style:family="paragraph" style:parent-style-name="Content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7e_LT_7e_Gliederung_20_5" style:display-name="Content______~LT~Gliederung 5" style:family="paragraph" style:parent-style-name="Content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7e_LT_7e_Gliederung_20_6" style:display-name="Content______~LT~Gliederung 6" style:family="paragraph" style:parent-style-name="Content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Gliederung_20_7" style:display-name="Content______~LT~Gliederung 7" style:family="paragraph" style:parent-style-name="Content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Gliederung_20_8" style:display-name="Content______~LT~Gliederung 8" style:family="paragraph" style:parent-style-name="Content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Gliederung_20_9" style:display-name="Content______~LT~Gliederung 9" style:family="paragraph" style:parent-style-name="Content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Titel" style:display-name="Content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Untertitel" style:display-name="Content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Notizen" style:display-name="Content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Hintergrundobjekte" style:display-name="Content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7e_LT_7e_Hintergrund" style:display-name="Content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7e_LT_7e_Gliederung_20_1" style:display-name="Content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Gliederung_20_2" style:display-name="Content_______~LT~Gliederung 2" style:family="paragraph" style:parent-style-name="Content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7e_LT_7e_Gliederung_20_3" style:display-name="Content_______~LT~Gliederung 3" style:family="paragraph" style:parent-style-name="Content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7e_LT_7e_Gliederung_20_4" style:display-name="Content_______~LT~Gliederung 4" style:family="paragraph" style:parent-style-name="Content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7e_LT_7e_Gliederung_20_5" style:display-name="Content_______~LT~Gliederung 5" style:family="paragraph" style:parent-style-name="Content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7e_LT_7e_Gliederung_20_6" style:display-name="Content_______~LT~Gliederung 6" style:family="paragraph" style:parent-style-name="Content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Gliederung_20_7" style:display-name="Content_______~LT~Gliederung 7" style:family="paragraph" style:parent-style-name="Content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Gliederung_20_8" style:display-name="Content_______~LT~Gliederung 8" style:family="paragraph" style:parent-style-name="Content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Gliederung_20_9" style:display-name="Content_______~LT~Gliederung 9" style:family="paragraph" style:parent-style-name="Content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Titel" style:display-name="Content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Untertitel" style:display-name="Content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Notizen" style:display-name="Content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Hintergrundobjekte" style:display-name="Content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7e_LT_7e_Hintergrund" style:display-name="Content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7e_LT_7e_Gliederung_20_1" style:display-name="Content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Gliederung_20_2" style:display-name="Content________~LT~Gliederung 2" style:family="paragraph" style:parent-style-name="Content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7e_LT_7e_Gliederung_20_3" style:display-name="Content________~LT~Gliederung 3" style:family="paragraph" style:parent-style-name="Content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7e_LT_7e_Gliederung_20_4" style:display-name="Content________~LT~Gliederung 4" style:family="paragraph" style:parent-style-name="Content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7e_LT_7e_Gliederung_20_5" style:display-name="Content________~LT~Gliederung 5" style:family="paragraph" style:parent-style-name="Content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7e_LT_7e_Gliederung_20_6" style:display-name="Content________~LT~Gliederung 6" style:family="paragraph" style:parent-style-name="Content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Gliederung_20_7" style:display-name="Content________~LT~Gliederung 7" style:family="paragraph" style:parent-style-name="Content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Gliederung_20_8" style:display-name="Content________~LT~Gliederung 8" style:family="paragraph" style:parent-style-name="Content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Gliederung_20_9" style:display-name="Content________~LT~Gliederung 9" style:family="paragraph" style:parent-style-name="Content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Titel" style:display-name="Content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Untertitel" style:display-name="Content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Notizen" style:display-name="Content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Hintergrundobjekte" style:display-name="Content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7e_LT_7e_Hintergrund" style:display-name="Content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7e_LT_7e_Gliederung_20_1" style:display-name="Content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Gliederung_20_2" style:display-name="Content_________~LT~Gliederung 2" style:family="paragraph" style:parent-style-name="Content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7e_LT_7e_Gliederung_20_3" style:display-name="Content_________~LT~Gliederung 3" style:family="paragraph" style:parent-style-name="Content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7e_LT_7e_Gliederung_20_4" style:display-name="Content_________~LT~Gliederung 4" style:family="paragraph" style:parent-style-name="Content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7e_LT_7e_Gliederung_20_5" style:display-name="Content_________~LT~Gliederung 5" style:family="paragraph" style:parent-style-name="Content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7e_LT_7e_Gliederung_20_6" style:display-name="Content_________~LT~Gliederung 6" style:family="paragraph" style:parent-style-name="Content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Gliederung_20_7" style:display-name="Content_________~LT~Gliederung 7" style:family="paragraph" style:parent-style-name="Content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Gliederung_20_8" style:display-name="Content_________~LT~Gliederung 8" style:family="paragraph" style:parent-style-name="Content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Gliederung_20_9" style:display-name="Content_________~LT~Gliederung 9" style:family="paragraph" style:parent-style-name="Content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Titel" style:display-name="Content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Untertitel" style:display-name="Content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Notizen" style:display-name="Content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Hintergrundobjekte" style:display-name="Content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7e_LT_7e_Hintergrund" style:display-name="Content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7e_LT_7e_Gliederung_20_1" style:display-name="Content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Gliederung_20_2" style:display-name="Content__________~LT~Gliederung 2" style:family="paragraph" style:parent-style-name="Content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7e_LT_7e_Gliederung_20_3" style:display-name="Content__________~LT~Gliederung 3" style:family="paragraph" style:parent-style-name="Content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7e_LT_7e_Gliederung_20_4" style:display-name="Content__________~LT~Gliederung 4" style:family="paragraph" style:parent-style-name="Content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7e_LT_7e_Gliederung_20_5" style:display-name="Content__________~LT~Gliederung 5" style:family="paragraph" style:parent-style-name="Content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7e_LT_7e_Gliederung_20_6" style:display-name="Content__________~LT~Gliederung 6" style:family="paragraph" style:parent-style-name="Content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Gliederung_20_7" style:display-name="Content__________~LT~Gliederung 7" style:family="paragraph" style:parent-style-name="Content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Gliederung_20_8" style:display-name="Content__________~LT~Gliederung 8" style:family="paragraph" style:parent-style-name="Content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Gliederung_20_9" style:display-name="Content__________~LT~Gliederung 9" style:family="paragraph" style:parent-style-name="Content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Titel" style:display-name="Content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Untertitel" style:display-name="Content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Notizen" style:display-name="Content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Hintergrundobjekte" style:display-name="Content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7e_LT_7e_Hintergrund" style:display-name="Content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7e_LT_7e_Gliederung_20_1" style:display-name="Content__________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Gliederung_20_2" style:display-name="Content___________~LT~Gliederung 2" style:family="paragraph" style:parent-style-name="Content_5f__5f__5f__5f__5f__5f__5f_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7e_LT_7e_Gliederung_20_3" style:display-name="Content___________~LT~Gliederung 3" style:family="paragraph" style:parent-style-name="Content_5f__5f__5f__5f__5f_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7e_LT_7e_Gliederung_20_4" style:display-name="Content___________~LT~Gliederung 4" style:family="paragraph" style:parent-style-name="Content_5f__5f__5f__5f__5f_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7e_LT_7e_Gliederung_20_5" style:display-name="Content___________~LT~Gliederung 5" style:family="paragraph" style:parent-style-name="Content_5f__5f__5f__5f__5f_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7e_LT_7e_Gliederung_20_6" style:display-name="Content___________~LT~Gliederung 6" style:family="paragraph" style:parent-style-name="Content_5f__5f__5f__5f__5f_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Gliederung_20_7" style:display-name="Content___________~LT~Gliederung 7" style:family="paragraph" style:parent-style-name="Content_5f__5f__5f__5f__5f_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Gliederung_20_8" style:display-name="Content___________~LT~Gliederung 8" style:family="paragraph" style:parent-style-name="Content_5f__5f__5f__5f__5f_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Gliederung_20_9" style:display-name="Content___________~LT~Gliederung 9" style:family="paragraph" style:parent-style-name="Content_5f__5f__5f__5f__5f_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Titel" style:display-name="Content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Untertitel" style:display-name="Content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Notizen" style:display-name="Content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Hintergrundobjekte" style:display-name="Content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7e_LT_7e_Hintergrund" style:display-name="Content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7e_LT_7e_Gliederung_20_1" style:display-name="Content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Gliederung_20_2" style:display-name="Content____________~LT~Gliederung 2" style:family="paragraph" style:parent-style-name="Content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7e_LT_7e_Gliederung_20_3" style:display-name="Content____________~LT~Gliederung 3" style:family="paragraph" style:parent-style-name="Content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7e_LT_7e_Gliederung_20_4" style:display-name="Content____________~LT~Gliederung 4" style:family="paragraph" style:parent-style-name="Content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7e_LT_7e_Gliederung_20_5" style:display-name="Content____________~LT~Gliederung 5" style:family="paragraph" style:parent-style-name="Content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7e_LT_7e_Gliederung_20_6" style:display-name="Content____________~LT~Gliederung 6" style:family="paragraph" style:parent-style-name="Content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Gliederung_20_7" style:display-name="Content____________~LT~Gliederung 7" style:family="paragraph" style:parent-style-name="Content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Gliederung_20_8" style:display-name="Content____________~LT~Gliederung 8" style:family="paragraph" style:parent-style-name="Content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Gliederung_20_9" style:display-name="Content____________~LT~Gliederung 9" style:family="paragraph" style:parent-style-name="Content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Titel" style:display-name="Content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Untertitel" style:display-name="Content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Notizen" style:display-name="Content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Hintergrundobjekte" style:display-name="Content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7e_LT_7e_Hintergrund" style:display-name="Content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7e_LT_7e_Gliederung_20_1" style:display-name="Content_____________~LT~Gliederung 1" style:family="paragraph" style:default-outline-level="">
      <style:paragraph-properties fo:margin-left="0in" fo:margin-right="0in" fo:margin-top="0in" fo:margin-bottom="0.1638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Gliederung_20_2" style:display-name="Content_____________~LT~Gliederung 2" style:family="paragraph" style:parent-style-name="Content_5f__5f__5f__5f__5f__5f__5f__5f__5f_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7e_LT_7e_Gliederung_20_3" style:display-name="Content_____________~LT~Gliederung 3" style:family="paragraph" style:parent-style-name="Content_5f__5f__5f__5f__5f__5f__5f_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7e_LT_7e_Gliederung_20_4" style:display-name="Content_____________~LT~Gliederung 4" style:family="paragraph" style:parent-style-name="Content_5f__5f__5f__5f__5f__5f__5f_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7e_LT_7e_Gliederung_20_5" style:display-name="Content_____________~LT~Gliederung 5" style:family="paragraph" style:parent-style-name="Content_5f__5f__5f__5f__5f__5f__5f_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7e_LT_7e_Gliederung_20_6" style:display-name="Content_____________~LT~Gliederung 6" style:family="paragraph" style:parent-style-name="Content_5f__5f__5f__5f__5f__5f__5f_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Gliederung_20_7" style:display-name="Content_____________~LT~Gliederung 7" style:family="paragraph" style:parent-style-name="Content_5f__5f__5f__5f__5f__5f__5f_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Gliederung_20_8" style:display-name="Content_____________~LT~Gliederung 8" style:family="paragraph" style:parent-style-name="Content_5f__5f__5f__5f__5f__5f__5f_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Gliederung_20_9" style:display-name="Content_____________~LT~Gliederung 9" style:family="paragraph" style:parent-style-name="Content_5f__5f__5f__5f__5f__5f__5f_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Titel" style:display-name="Content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Untertitel" style:display-name="Content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Notizen" style:display-name="Content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Hintergrundobjekte" style:display-name="Content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7e_LT_7e_Hintergrund" style:display-name="Content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7e_LT_7e_Gliederung_20_1" style:display-name="Content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Gliederung_20_2" style:display-name="Content______________~LT~Gliederung 2" style:family="paragraph" style:parent-style-name="Content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7e_LT_7e_Gliederung_20_3" style:display-name="Content______________~LT~Gliederung 3" style:family="paragraph" style:parent-style-name="Content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7e_LT_7e_Gliederung_20_4" style:display-name="Content______________~LT~Gliederung 4" style:family="paragraph" style:parent-style-name="Content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7e_LT_7e_Gliederung_20_5" style:display-name="Content______________~LT~Gliederung 5" style:family="paragraph" style:parent-style-name="Content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7e_LT_7e_Gliederung_20_6" style:display-name="Content______________~LT~Gliederung 6" style:family="paragraph" style:parent-style-name="Content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Gliederung_20_7" style:display-name="Content______________~LT~Gliederung 7" style:family="paragraph" style:parent-style-name="Content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Gliederung_20_8" style:display-name="Content______________~LT~Gliederung 8" style:family="paragraph" style:parent-style-name="Content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Gliederung_20_9" style:display-name="Content______________~LT~Gliederung 9" style:family="paragraph" style:parent-style-name="Content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Titel" style:display-name="Content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Untertitel" style:display-name="Content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Notizen" style:display-name="Content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Hintergrundobjekte" style:display-name="Content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7e_LT_7e_Hintergrund" style:display-name="Content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7e_LT_7e_Gliederung_20_1" style:display-name="Content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Gliederung_20_2" style:display-name="Content_______________~LT~Gliederung 2" style:family="paragraph" style:parent-style-name="Content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7e_LT_7e_Gliederung_20_3" style:display-name="Content_______________~LT~Gliederung 3" style:family="paragraph" style:parent-style-name="Content_5f__5f__5f__5f__5f__5f__5f__5f__5f_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7e_LT_7e_Gliederung_20_4" style:display-name="Content_______________~LT~Gliederung 4" style:family="paragraph" style:parent-style-name="Content_5f__5f__5f__5f__5f__5f__5f__5f__5f_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7e_LT_7e_Gliederung_20_5" style:display-name="Content_______________~LT~Gliederung 5" style:family="paragraph" style:parent-style-name="Content_5f__5f__5f__5f__5f__5f__5f__5f__5f_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7e_LT_7e_Gliederung_20_6" style:display-name="Content_______________~LT~Gliederung 6" style:family="paragraph" style:parent-style-name="Content_5f__5f__5f__5f__5f__5f__5f__5f__5f_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Gliederung_20_7" style:display-name="Content_______________~LT~Gliederung 7" style:family="paragraph" style:parent-style-name="Content_5f__5f__5f__5f__5f__5f__5f__5f__5f_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Gliederung_20_8" style:display-name="Content_______________~LT~Gliederung 8" style:family="paragraph" style:parent-style-name="Content_5f__5f__5f__5f__5f__5f__5f__5f__5f_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Gliederung_20_9" style:display-name="Content_______________~LT~Gliederung 9" style:family="paragraph" style:parent-style-name="Content_5f__5f__5f__5f__5f__5f__5f__5f__5f_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Titel" style:display-name="Content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Untertitel" style:display-name="Content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Notizen" style:display-name="Content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Hintergrundobjekte" style:display-name="Content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7e_LT_7e_Hintergrund" style:display-name="Content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7e_LT_7e_Gliederung_20_1" style:display-name="Content_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Gliederung_20_2" style:display-name="Content________________~LT~Gliederung 2" style:family="paragraph" style:parent-style-name="Content_5f_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5f__7e_LT_7e_Gliederung_20_3" style:display-name="Content________________~LT~Gliederung 3" style:family="paragraph" style:parent-style-name="Content_5f__5f_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5f__7e_LT_7e_Gliederung_20_4" style:display-name="Content________________~LT~Gliederung 4" style:family="paragraph" style:parent-style-name="Content_5f__5f_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5f__7e_LT_7e_Gliederung_20_5" style:display-name="Content________________~LT~Gliederung 5" style:family="paragraph" style:parent-style-name="Content_5f__5f_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5f__7e_LT_7e_Gliederung_20_6" style:display-name="Content________________~LT~Gliederung 6" style:family="paragraph" style:parent-style-name="Content_5f__5f_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Gliederung_20_7" style:display-name="Content________________~LT~Gliederung 7" style:family="paragraph" style:parent-style-name="Content_5f__5f_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Gliederung_20_8" style:display-name="Content________________~LT~Gliederung 8" style:family="paragraph" style:parent-style-name="Content_5f__5f_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Gliederung_20_9" style:display-name="Content________________~LT~Gliederung 9" style:family="paragraph" style:parent-style-name="Content_5f__5f_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Titel" style:display-name="Content_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Untertitel" style:display-name="Content_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Notizen" style:display-name="Content_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Hintergrundobjekte" style:display-name="Content_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7e_LT_7e_Hintergrund" style:display-name="Content_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7e_LT_7e_Gliederung_20_1" style:display-name="Content__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Gliederung_20_2" style:display-name="Content_________________~LT~Gliederung 2" style:family="paragraph" style:parent-style-name="Content_5f__5f_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5f__5f__7e_LT_7e_Gliederung_20_3" style:display-name="Content_________________~LT~Gliederung 3" style:family="paragraph" style:parent-style-name="Content_5f__5f__5f_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5f__5f__7e_LT_7e_Gliederung_20_4" style:display-name="Content_________________~LT~Gliederung 4" style:family="paragraph" style:parent-style-name="Content_5f__5f__5f_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5f__5f__7e_LT_7e_Gliederung_20_5" style:display-name="Content_________________~LT~Gliederung 5" style:family="paragraph" style:parent-style-name="Content_5f__5f__5f_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5f__5f__7e_LT_7e_Gliederung_20_6" style:display-name="Content_________________~LT~Gliederung 6" style:family="paragraph" style:parent-style-name="Content_5f__5f__5f_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Gliederung_20_7" style:display-name="Content_________________~LT~Gliederung 7" style:family="paragraph" style:parent-style-name="Content_5f__5f__5f_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Gliederung_20_8" style:display-name="Content_________________~LT~Gliederung 8" style:family="paragraph" style:parent-style-name="Content_5f__5f__5f_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Gliederung_20_9" style:display-name="Content_________________~LT~Gliederung 9" style:family="paragraph" style:parent-style-name="Content_5f__5f__5f_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Titel" style:display-name="Content__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Untertitel" style:display-name="Content__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Notizen" style:display-name="Content__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Hintergrundobjekte" style:display-name="Content__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7e_LT_7e_Hintergrund" style:display-name="Content__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5f__7e_LT_7e_Gliederung_20_1" style:display-name="Content___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Gliederung_20_2" style:display-name="Content__________________~LT~Gliederung 2" style:family="paragraph" style:parent-style-name="Content_5f__5f__5f_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5f__5f__5f__7e_LT_7e_Gliederung_20_3" style:display-name="Content__________________~LT~Gliederung 3" style:family="paragraph" style:parent-style-name="Content_5f__5f__5f__5f_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5f__5f__5f__7e_LT_7e_Gliederung_20_4" style:display-name="Content__________________~LT~Gliederung 4" style:family="paragraph" style:parent-style-name="Content_5f__5f__5f__5f_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5f__5f__5f__7e_LT_7e_Gliederung_20_5" style:display-name="Content__________________~LT~Gliederung 5" style:family="paragraph" style:parent-style-name="Content_5f__5f__5f__5f_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5f__5f__5f__7e_LT_7e_Gliederung_20_6" style:display-name="Content__________________~LT~Gliederung 6" style:family="paragraph" style:parent-style-name="Content_5f__5f__5f__5f_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Gliederung_20_7" style:display-name="Content__________________~LT~Gliederung 7" style:family="paragraph" style:parent-style-name="Content_5f__5f__5f__5f_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Gliederung_20_8" style:display-name="Content__________________~LT~Gliederung 8" style:family="paragraph" style:parent-style-name="Content_5f__5f__5f__5f_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Gliederung_20_9" style:display-name="Content__________________~LT~Gliederung 9" style:family="paragraph" style:parent-style-name="Content_5f__5f__5f__5f_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Titel" style:display-name="Content___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Untertitel" style:display-name="Content___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Notizen" style:display-name="Content___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Hintergrundobjekte" style:display-name="Content___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5f__7e_LT_7e_Hintergrund" style:display-name="Content___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0:41:14.722778011</meta:creation-date>
    <dc:date>2018-09-09T21:37:34.110664587</dc:date>
    <meta:editing-duration>P1DT5H25S</meta:editing-duration>
    <meta:editing-cycles>459</meta:editing-cycles>
    <meta:generator>LibreOffice/5.1.6.2$Linux_X86_64 LibreOffice_project/10m0$Build-2</meta:generator>
    <meta:document-statistic meta:table-count="0" meta:image-count="0" meta:object-count="0" meta:page-count="27" meta:paragraph-count="748" meta:word-count="3851" meta:character-count="36515" meta:non-whitespace-character-count="32028"/>
  </office:meta>
</office:document-meta>
</file>